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1.5mm"/>
    </style:style>
    <style:style style:name="co3" style:family="table-column">
      <style:table-column-properties fo:break-before="auto" style:column-width="19.6mm"/>
    </style:style>
    <style:style style:name="co4" style:family="table-column">
      <style:table-column-properties fo:break-before="auto" style:column-width="25.86mm"/>
    </style:style>
    <style:style style:name="co5" style:family="table-column">
      <style:table-column-properties fo:break-before="auto" style:column-width="19.33mm"/>
    </style:style>
    <style:style style:name="co6" style:family="table-column">
      <style:table-column-properties fo:break-before="auto" style:column-width="35.75mm"/>
    </style:style>
    <style:style style:name="co7" style:family="table-column">
      <style:table-column-properties fo:break-before="auto" style:column-width="30.04mm"/>
    </style:style>
    <style:style style:name="co8" style:family="table-column">
      <style:table-column-properties fo:break-before="auto" style:column-width="23.41mm"/>
    </style:style>
    <style:style style:name="co9" style:family="table-column">
      <style:table-column-properties fo:break-before="auto" style:column-width="37.57mm"/>
    </style:style>
    <style:style style:name="co10" style:family="table-column">
      <style:table-column-properties fo:break-before="auto" style:column-width="16.05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29.67mm"/>
    </style:style>
    <style:style style:name="co13" style:family="table-column">
      <style:table-column-properties fo:break-before="auto" style:column-width="26.69mm"/>
    </style:style>
    <style:style style:name="co14" style:family="table-column">
      <style:table-column-properties fo:break-before="auto" style:column-width="25.31mm"/>
    </style:style>
    <style:style style:name="co15" style:family="table-column">
      <style:table-column-properties fo:break-before="auto" style:column-width="23.95mm"/>
    </style:style>
    <style:style style:name="co16" style:family="table-column">
      <style:table-column-properties fo:break-before="auto" style:column-width="35.6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Liberation Sans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3" style:family="table-cell" style:parent-style-name="Default">
      <style:text-properties style:font-name="Liberation Sans"/>
    </style:style>
    <style:style style:name="ce4" style:family="table-cell" style:parent-style-name="Default"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bold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bf00" fo:wrap-option="wrap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bf00"/>
      <style:text-properties style:font-name="Liberation Sans"/>
    </style:style>
    <style:style style:name="ce4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transparent"/>
    </style:style>
    <style:style style:name="ce50" style:family="table-cell" style:parent-style-name="Default">
      <style:table-cell-properties fo:background-color="#ffff00" fo:border="none"/>
      <style:text-properties style:font-name="Liberation Sans"/>
    </style:style>
    <style:style style:name="ce51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 style:data-style-name="N11"/>
    <style:style style:name="ce54" style:family="table-cell" style:parent-style-name="Default" style:data-style-name="N11">
      <style:table-cell-properties fo:background-color="#ffff00"/>
    </style:style>
    <style:style style:name="ce55" style:family="table-cell" style:parent-style-name="Default" style:data-style-name="N11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1.05pt double #000000" style:border-line-width-left="0.12mm 0.12mm 0.12mm" fo:border-right="none" fo:border-top="none"/>
      <style:paragraph-properties fo:text-align="center" fo:margin-left="0mm"/>
      <style:text-properties style:font-name="Liberation Sans"/>
    </style:style>
    <style:style style:name="ce15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style:font-name="Liberation Sans"/>
    </style:style>
    <style:style style:name="ce16" style:family="table-cell" style:parent-style-name="Default">
      <style:table-cell-properties fo:border-bottom="none" fo:border-left="1.05pt double #000000" style:border-line-width-left="0.12mm 0.12mm 0.12mm" fo:border-right="none" fo:border-top="none"/>
    </style:style>
    <style:style style:name="ce59" style:family="table-cell" style:parent-style-name="Default">
      <style:table-cell-properties fo:border-bottom="none" fo:background-color="#ffff00" fo:border-left="1.05pt double #000000" style:border-line-width-left="0.12mm 0.12mm 0.12mm" fo:border-right="none" fo:border-top="none"/>
      <style:text-properties style:font-name="Liberation Sans"/>
    </style:style>
    <style:style style:name="ce18" style:family="table-cell" style:parent-style-name="Default" style:data-style-name="N11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0.99pt double #000000" style:border-line-width-left="0.18mm 0.09mm 0.09mm" fo:border-right="none" fo:border-top="none"/>
      <style:paragraph-properties fo:text-align="center" fo:margin-left="0mm"/>
      <style:text-properties style:font-name="Liberation Sans"/>
    </style:style>
    <style:style style:name="ce20" style:family="table-cell" style:parent-style-name="Default">
      <style:table-cell-properties fo:border-bottom="none" fo:background-color="#ffff00" fo:border-left="0.99pt double #000000" style:border-line-width-left="0.18mm 0.09mm 0.09mm" fo:border-right="none" fo:border-top="none"/>
      <style:text-properties style:font-name="Liberation Sans"/>
    </style:style>
    <style:style style:name="ce21" style:family="table-cell" style:parent-style-name="Default">
      <style:table-cell-properties fo:border-bottom="none" fo:border-left="0.99pt double #000000" style:border-line-width-left="0.18mm 0.09mm 0.09mm" fo:border-right="none" fo:border-top="none"/>
      <style:text-properties style:font-name="Liberation Sans"/>
    </style:style>
    <style:style style:name="ce22" style:family="table-cell" style:parent-style-name="Default">
      <style:table-cell-properties fo:border-bottom="none" fo:border-left="0.99pt double #000000" style:border-line-width-left="0.18mm 0.09mm 0.09mm" fo:border-right="none" fo:border-top="none"/>
      <style:text-properties style:font-name="Liberation Sans" fo:font-weight="bold" style:font-weight-asian="bold" style:font-weight-complex="bold"/>
    </style:style>
    <style:style style:name="ce23" style:family="table-cell" style:parent-style-name="Default">
      <style:table-cell-properties fo:border-bottom="none" fo:border-left="0.99pt double #000000" style:border-line-width-left="0.18mm 0.09mm 0.09mm" fo:border-right="none" fo:border-top="none"/>
    </style:style>
    <style:style style:name="ce24" style:family="table-cell" style:parent-style-name="Default">
      <style:table-cell-properties fo:background-color="#ffff00"/>
      <style:text-properties style:font-name="Liberation Sans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 style:data-style-name="N11">
      <style:table-cell-properties fo:border-bottom="0.06pt solid #000000" fo:border-left="none" fo:border-right="none" fo:border-top="none"/>
      <style:text-properties style:font-name="Liberation Sans"/>
    </style:style>
    <style:style style:name="ce28" style:family="table-cell" style:parent-style-name="Default" style:data-style-name="N11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0" style:family="table-cell" style:parent-style-name="Default" style:data-style-name="N11">
      <style:text-properties style:font-name="Liberation Sans"/>
    </style:style>
    <style:style style:name="ce72" style:family="table-cell" style:parent-style-name="Default">
      <style:table-cell-properties fo:border-bottom="0.06pt solid #000000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style:font-name="Liberation Sans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style:font-name="Liberation Sans"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75" style:family="table-cell" style:parent-style-name="Default" style:data-style-name="N11">
      <style:table-cell-properties fo:background-color="transparent"/>
    </style:style>
    <style:style style:name="ce33" style:family="table-cell" style:parent-style-name="Default" style:data-style-name="N107">
      <style:table-cell-properties fo:border-bottom="0.06pt solid #000000" fo:border-left="none" fo:border-right="none" fo:border-top="none"/>
    </style:style>
    <style:style style:name="ce34" style:family="table-cell" style:parent-style-name="Default" style:data-style-name="N107">
      <style:table-cell-properties style:text-align-source="fix" style:repeat-content="false"/>
      <style:paragraph-properties fo:text-align="center" fo:margin-left="0mm"/>
      <style:text-properties style:font-name="Liberation Sans" fo:font-weight="bold" style:font-weight-asian="bold" style:font-weight-complex="bold"/>
    </style:style>
    <style:style style:name="ce35" style:family="table-cell" style:parent-style-name="Default" style:data-style-name="N107"/>
    <style:style style:name="ce89" style:family="table-cell" style:parent-style-name="Default">
      <style:table-cell-properties fo:border-bottom="1.05pt double #000000" style:border-line-width-bottom="0.12mm 0.12mm 0.12mm" style:text-align-source="fix" style:repeat-content="false" fo:border-left="1.05pt double #000000" style:border-line-width-left="0.12mm 0.12mm 0.12mm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none" fo:background-color="transparent" fo:border-left="1.05pt double #000000" style:border-line-width-left="0.12mm 0.12mm 0.12mm" fo:border-right="none" fo:border-top="none"/>
      <style:text-properties style:font-name="Liberation Sans"/>
    </style:style>
    <style:style style:name="ce81" style:family="table-cell" style:parent-style-name="Default">
      <style:table-cell-properties fo:border-bottom="none" fo:background-color="transparent" fo:border-left="1.05pt double #000000" style:border-line-width-left="0.12mm 0.12mm 0.12mm" fo:border-right="none" fo:border-top="none"/>
    </style:style>
    <style:style style:name="ce37" style:family="table-cell" style:parent-style-name="Default">
      <style:table-cell-properties fo:border-bottom="none" fo:border-left="1.05pt double #000000" style:border-line-width-left="0.12mm 0.12mm 0.12mm" fo:border-right="none" fo:border-top="none"/>
      <style:text-properties fo:font-weight="bold" style:font-weight-asian="bold" style:font-weight-complex="bold"/>
    </style:style>
    <style:style style:name="ce84" style:family="table-cell" style:parent-style-name="Default">
      <style:table-cell-properties fo:border="none"/>
    </style:style>
    <style:style style:name="ce99" style:family="table-cell" style:parent-style-name="Default">
      <style:table-cell-properties fo:background-color="#ffff00" style:text-align-source="value-type" style:repeat-content="false"/>
      <style:paragraph-properties fo:margin-left="0mm"/>
    </style:style>
    <style:style style:name="ce9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style:font-name="Liberation Sans"/>
    </style:style>
    <style:style style:name="ce96" style:family="table-cell" style:parent-style-name="Default">
      <style:table-cell-properties fo:background-color="transparent" fo:border="none"/>
      <style:text-properties style:font-name="Liberation Sans"/>
    </style:style>
    <style:style style:name="ce97" style:family="table-cell" style:parent-style-name="Default">
      <style:table-cell-properties fo:background-color="transparent" fo:border="none"/>
    </style:style>
    <style:style style:name="ce98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transparent"/>
      <style:text-properties style:font-name="Liberation 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office:forms form:automatic-focus="false" form:apply-design-mode="false"/>
        <table:shapes>
          <draw:frame draw:z-index="0" draw:style-name="gr1" draw:text-style-name="P1" svg:width="128.16mm" svg:height="63.46mm" svg:x="23.29mm" svg:y="118.21mm">
            <draw:object draw:notify-on-update-of-ranges="Tabelle1.A3:Tabelle1.A15 Tabelle1.B1:Tabelle1.B1 Tabelle1.E3:Tabelle1.E15 Tabelle1.N1:Tabelle1.N1 Tabelle1.Q3:Tabelle1.Q1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Default"/>
        <table:table-column table:style-name="co7" table:default-cell-style-name="ce29"/>
        <table:table-column table:style-name="co8" table:default-cell-style-name="ce16"/>
        <table:table-column table:style-name="co9" table:default-cell-style-name="Default"/>
        <table:table-column table:style-name="co10" table:default-cell-style-name="ce23"/>
        <table:table-column table:style-name="co11" table:number-columns-repeated="2" table:default-cell-style-name="Default"/>
        <table:table-column table:style-name="co12" table:default-cell-style-name="ce29"/>
        <table:table-column table:style-name="co2" table:default-cell-style-name="ce16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2" table:default-cell-style-name="ce16"/>
        <table:table-column table:style-name="co13" table:default-cell-style-name="Default"/>
        <table:table-column table:style-name="co14" table:default-cell-style-name="Default"/>
        <table:table-column table:style-name="co11" table:default-cell-style-name="ce35"/>
        <table:table-column table:style-name="co11" table:default-cell-style-name="ce16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1" table:default-cell-style-name="ce84"/>
        <table:table-column table:style-name="co11" table:default-cell-style-name="Default"/>
        <table:table-column table:style-name="co16" table:default-cell-style-name="Default"/>
        <table:table-column table:style-name="co11" table:number-columns-repeated="36" table:default-cell-style-name="Default"/>
        <table:table-row table:style-name="ro1">
          <table:table-cell table:style-name="ce1" office:value-type="string" calcext:value-type="string">
            <text:p>Jahr</text:p>
          </table:table-cell>
          <table:table-cell table:style-name="ce5" office:value-type="string" calcext:value-type="string" table:number-columns-spanned="4" table:number-rows-spanned="1">
            <text:p>CO2-eq Emissionen (in tausend Tonnen)</text:p>
          </table:table-cell>
          <table:covered-table-cell table:style-name="ce1"/>
          <table:covered-table-cell table:style-name="ce45"/>
          <table:covered-table-cell table:style-name="ce42"/>
          <table:table-cell table:style-name="ce42"/>
          <table:table-cell table:style-name="ce51"/>
          <table:table-cell table:style-name="ce55" office:value-type="string" calcext:value-type="string" table:number-columns-spanned="2" table:number-rows-spanned="1">
            <text:p>Tonnen pro Einwohner</text:p>
          </table:table-cell>
          <table:covered-table-cell table:style-name="ce1"/>
          <table:table-cell table:style-name="ce18" office:value-type="string" calcext:value-type="string" table:number-columns-spanned="4" table:number-rows-spanned="1">
            <text:p>geplante Ziele (in Prozent seit 1990)</text:p>
          </table:table-cell>
          <table:covered-table-cell table:number-columns-repeated="2" table:style-name="ce1"/>
          <table:covered-table-cell table:style-name="ce27"/>
          <table:table-cell table:style-name="ce72" office:value-type="string" calcext:value-type="string" table:number-columns-spanned="4" table:number-rows-spanned="1">
            <text:p>geplante Ziele (in tausend Tonnen)</text:p>
          </table:table-cell>
          <table:covered-table-cell table:number-columns-repeated="3" table:style-name="ce42"/>
          <table:table-cell table:style-name="ce72" office:value-type="string" calcext:value-type="string" table:number-columns-spanned="4" table:number-rows-spanned="1">
            <text:p>Differenz Realität ↔ Ziele (in tausend Tonnen)</text:p>
          </table:table-cell>
          <table:covered-table-cell table:number-columns-repeated="2" table:style-name="ce42"/>
          <table:covered-table-cell table:style-name="ce33"/>
          <table:table-cell table:style-name="ce89" office:value-type="string" calcext:value-type="string" table:number-columns-spanned="4" table:number-rows-spanned="1">
            <text:p>Ziele laut Paris (basierend auf Pro-Kopf-CO2-Budget)</text:p>
          </table:table-cell>
          <table:covered-table-cell table:number-columns-repeated="3" table:style-name="ce42"/>
          <table:table-cell table:style-name="ce94" table:number-columns-spanned="4" table:number-rows-spanned="1"/>
          <table:covered-table-cell table:number-columns-repeated="3" table:style-name="ce42"/>
          <table:table-cell table:style-name="ce42" table:number-columns-repeated="35"/>
        </table:table-row>
        <table:table-row table:style-name="ro1">
          <table:table-cell table:style-name="ce2"/>
          <table:table-cell table:style-name="ce2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office:value-type="string" calcext:value-type="string">
            <text:p>Verkehr</text:p>
          </table:table-cell>
          <table:table-cell table:style-name="ce10" office:value-type="string" calcext:value-type="string">
            <text:p>Gesamt</text:p>
          </table:table-cell>
          <table:table-cell table:style-name="ce10" office:value-type="string" calcext:value-type="string">
            <text:p>lineare Reduktion</text:p>
          </table:table-cell>
          <table:table-cell table:style-name="ce52" office:value-type="string" calcext:value-type="string">
            <text:p>Minderung in %</text:p>
          </table:table-cell>
          <table:table-cell table:style-name="ce14" office:value-type="string" calcext:value-type="string">
            <text:p>Einwohner</text:p>
          </table:table-cell>
          <table:table-cell table:style-name="ce2" office:value-type="string" calcext:value-type="string">
            <text:p>Tonnen pro Einwohner</text:p>
          </table:table-cell>
          <table:table-cell table:style-name="ce19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28" office:value-type="string" calcext:value-type="string"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28" office:value-type="string" calcext:value-type="string">
            <office:annotation draw:style-name="gr2" draw:text-style-name="P3" svg:width="28.99mm" svg:height="21.76mm" svg:x="416.72mm" svg:y="0mm" draw:caption-point-x="-6.1mm" draw:caption-point-y="4.61mm">
              <dc:creator>TK</dc:creator>
              <dc:date>2019-11-01T00:00:00</dc:date>
              <text:p text:style-name="P2"><text:span text:style-name="T1">Ziele bis 2020 sind linear vom 40% Prozent-Ziel für 2020</text:span></text:p>
              <text:p text:style-name="P2"><text:span text:style-name="T1"/></text:p>
            </office:annotation>
            <text:p>Gesamt</text:p>
          </table:table-cell>
          <table:table-cell table:style-name="ce14" office:value-type="string" calcext:value-type="string">
            <text:p>Wärme</text:p>
          </table:table-cell>
          <table:table-cell table:style-name="ce2" office:value-type="string" calcext:value-type="string">
            <text:p>Strom</text:p>
          </table:table-cell>
          <table:table-cell table:style-name="ce25" office:value-type="string" calcext:value-type="string">
            <text:p>Verkehr</text:p>
          </table:table-cell>
          <table:table-cell table:style-name="ce34" office:value-type="string" calcext:value-type="string">
            <text:p>Gesamt</text:p>
          </table:table-cell>
          <table:table-cell table:style-name="ce14"/>
          <table:table-cell table:style-name="ce10" office:value-type="string" calcext:value-type="string">
            <text:p>Gesamt</text:p>
          </table:table-cell>
          <table:table-cell table:style-name="ce25"/>
          <table:table-cell/>
          <table:table-cell table:style-name="ce95"/>
          <table:table-cell table:style-name="ce2"/>
          <table:table-cell table:style-name="ce25"/>
          <table:table-cell table:style-name="ce10" office:value-type="string" calcext:value-type="string">
            <text:p>Gesamt</text:p>
          </table:table-cell>
          <table:table-cell table:style-name="ce9" table:number-columns-repeated="35"/>
        </table:table-row>
        <table:table-row table:style-name="ro1">
          <table:table-cell table:style-name="ce3" office:value-type="float" office:value="1990" calcext:value-type="float">
            <text:p>1990</text:p>
          </table:table-cell>
          <table:table-cell table:style-name="ce6" office:value-type="float" office:value="1119" calcext:value-type="float">
            <text:p>1119</text:p>
          </table:table-cell>
          <table:table-cell table:style-name="ce3" office:value-type="float" office:value="819" calcext:value-type="float">
            <text:p>819</text:p>
          </table:table-cell>
          <table:table-cell office:value-type="float" office:value="579" calcext:value-type="float">
            <text:p>579</text:p>
          </table:table-cell>
          <table:table-cell table:formula="of:=SUM([.B3:.D3])" office:value-type="float" office:value="2517" calcext:value-type="float">
            <text:p>2517</text:p>
          </table:table-cell>
          <table:table-cell table:style-name="ce50" table:formula="of:=-23.10868125 * [.A3] + 48593.2689198145" office:value-type="float" office:value="2606.9932323145" calcext:value-type="float">
            <text:p>2606,9932323145</text:p>
          </table:table-cell>
          <table:table-cell table:formula="of:=1 - ([.E3]/[.$E$3])" office:value-type="percentage" office:value="0" calcext:value-type="percentage">
            <text:p>0,00 %</text:p>
          </table:table-cell>
          <table:table-cell table:style-name="ce15" office:value-type="float" office:value="275150" calcext:value-type="float">
            <text:p>275150</text:p>
          </table:table-cell>
          <table:table-cell table:style-name="ce3" table:formula="of:=[.E3]*1000/[.H3]" office:value-type="float" office:value="9.147737597674" calcext:value-type="float">
            <text:p>9,147737597674</text:p>
          </table:table-cell>
          <table:table-cell table:style-name="ce20"/>
          <table:table-cell table:style-name="ce24"/>
          <table:table-cell table:style-name="ce26"/>
          <table:table-cell table:formula="of:=([.A3] - 1990) * 0.4/30" office:value-type="percentage" office:value="0" calcext:value-type="percentage">
            <text:p>0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3])" office:value-type="float" office:value="2517" calcext:value-type="float">
            <text:p>2517</text:p>
          </table:table-cell>
          <table:table-cell table:style-name="ce20"/>
          <table:table-cell table:style-name="ce24"/>
          <table:table-cell table:style-name="ce26"/>
          <table:table-cell table:formula="of:=[.Q3] - [.E3]" office:value-type="float" office:value="0" calcext:value-type="float">
            <text:p>0</text:p>
          </table:table-cell>
          <table:table-cell table:style-name="ce90" office:value-type="string" calcext:value-type="string">
            <text:p>basiert auf <text:a xlink:href="https://scilogs.spektrum.de/klimalounge/wie-viel-co2-kann-deutschland-noch-ausstossen/" xlink:type="simple">https://scilogs.spektrum.de/klimalounge/wie-viel-co2-kann-deutschland-noch-ausstossen/</text:a></text:p>
          </table:table-cell>
          <table:table-cell table:number-columns-repeated="3"/>
          <table:table-cell table:style-name="ce96"/>
          <table:table-cell table:style-name="ce82"/>
          <table:table-cell table:style-name="ce49"/>
          <table:table-cell table:number-columns-repeated="36"/>
        </table:table-row>
        <table:table-row table:style-name="ro1">
          <table:table-cell table:style-name="ce3" office:value-type="float" office:value="1995" calcext:value-type="float">
            <text:p>1995</text:p>
          </table:table-cell>
          <table:table-cell table:style-name="ce3" office:value-type="float" office:value="1060" calcext:value-type="float">
            <text:p>1060</text:p>
          </table:table-cell>
          <table:table-cell table:style-name="ce3" office:value-type="float" office:value="822" calcext:value-type="float">
            <text:p>822</text:p>
          </table:table-cell>
          <table:table-cell office:value-type="float" office:value="577" calcext:value-type="float">
            <text:p>577</text:p>
          </table:table-cell>
          <table:table-cell table:formula="of:=SUM([.B4:.D4])" office:value-type="float" office:value="2459" calcext:value-type="float">
            <text:p>2459</text:p>
          </table:table-cell>
          <table:table-cell table:style-name="ce50" table:formula="of:=-23.10868125 * [.A4] + 48593.2689198145" office:value-type="float" office:value="2491.4498260645" calcext:value-type="float">
            <text:p>2491,4498260645</text:p>
          </table:table-cell>
          <table:table-cell table:formula="of:=1 - ([.E4]/[.$E$3])" office:value-type="percentage" office:value="0.0230433055224474" calcext:value-type="percentage">
            <text:p>2,30 %</text:p>
          </table:table-cell>
          <table:table-cell table:style-name="ce15" office:value-type="float" office:value="279632" calcext:value-type="float">
            <text:p>279632</text:p>
          </table:table-cell>
          <table:table-cell table:style-name="ce3" table:formula="of:=[.E4]*1000/[.H4]" office:value-type="float" office:value="8.7937002918121" calcext:value-type="float">
            <text:p>8,7937002918121</text:p>
          </table:table-cell>
          <table:table-cell table:style-name="ce20"/>
          <table:table-cell table:style-name="ce24" table:number-columns-repeated="2"/>
          <table:table-cell table:formula="of:=([.A4] - 1990) * 0.4/30" office:value-type="percentage" office:value="0.0666666666666667" calcext:value-type="percentage">
            <text:p>6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4])" office:value-type="float" office:value="2349.2" calcext:value-type="float">
            <text:p>2349,2</text:p>
          </table:table-cell>
          <table:table-cell table:style-name="ce20"/>
          <table:table-cell table:style-name="ce24" table:number-columns-repeated="2"/>
          <table:table-cell table:formula="of:=[.Q4] - [.E4]" office:value-type="float" office:value="-109.8" calcext:value-type="float">
            <text:p>-110</text:p>
          </table:table-cell>
          <table:table-cell table:style-name="ce81" office:value-type="string" calcext:value-type="string">
            <text:p>7,3 Gigatonnen (= 7300000 Tausend Tonnen) CO2 Restbudget für ganz Deutschland ab 2019 laut Paris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1064" calcext:value-type="float">
            <text:p>1064</text:p>
          </table:table-cell>
          <table:table-cell table:style-name="ce3" office:value-type="float" office:value="839" calcext:value-type="float">
            <text:p>839</text:p>
          </table:table-cell>
          <table:table-cell office:value-type="float" office:value="568" calcext:value-type="float">
            <text:p>568</text:p>
          </table:table-cell>
          <table:table-cell table:formula="of:=SUM([.B5:.D5])" office:value-type="float" office:value="2471" calcext:value-type="float">
            <text:p>2471</text:p>
          </table:table-cell>
          <table:table-cell table:style-name="ce50" table:formula="of:=-23.10868125 * [.A5] + 48593.2689198145" office:value-type="float" office:value="2375.9064198145" calcext:value-type="float">
            <text:p>2375,9064198145</text:p>
          </table:table-cell>
          <table:table-cell table:formula="of:=1 - ([.E5]/[.$E$3])" office:value-type="percentage" office:value="0.0182757250695272" calcext:value-type="percentage">
            <text:p>1,83 %</text:p>
          </table:table-cell>
          <table:table-cell table:style-name="ce15" office:value-type="float" office:value="279461" calcext:value-type="float">
            <text:p>279461</text:p>
          </table:table-cell>
          <table:table-cell table:style-name="ce3" table:formula="of:=[.E5]*1000/[.H5]" office:value-type="float" office:value="8.84202089021366" calcext:value-type="float">
            <text:p>8,84202089021366</text:p>
          </table:table-cell>
          <table:table-cell table:style-name="ce20"/>
          <table:table-cell table:style-name="ce24" table:number-columns-repeated="2"/>
          <table:table-cell table:formula="of:=([.A5] - 1990) * 0.4/30" office:value-type="percentage" office:value="0.133333333333333" calcext:value-type="percentage">
            <text:p>13,33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5])" office:value-type="float" office:value="2181.4" calcext:value-type="float">
            <text:p>2181,4</text:p>
          </table:table-cell>
          <table:table-cell table:style-name="ce20"/>
          <table:table-cell table:style-name="ce24" table:number-columns-repeated="2"/>
          <table:table-cell table:formula="of:=[.Q5] - [.E5]" office:value-type="float" office:value="-289.6" calcext:value-type="float">
            <text:p>-290</text:p>
          </table:table-cell>
          <table:table-cell table:style-name="ce81" office:value-type="string" calcext:value-type="string">
            <text:p>das sind</text:p>
          </table:table-cell>
          <table:table-cell table:style-name="ce84" table:formula="of:=7300000/83019213" office:value-type="float" office:value="0.0879314526867413" calcext:value-type="float">
            <text:p>0,087931452686741</text:p>
          </table:table-cell>
          <table:table-cell office:value-type="string" calcext:value-type="string">
            <text:p>tausend Tonnen pro Kopf in Deutschland</text:p>
          </table:table-cell>
          <table:table-cell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05" calcext:value-type="float">
            <text:p>2005</text:p>
          </table:table-cell>
          <table:table-cell table:style-name="ce3" office:value-type="float" office:value="958" calcext:value-type="float">
            <text:p>958</text:p>
          </table:table-cell>
          <table:table-cell table:style-name="ce3" office:value-type="float" office:value="885" calcext:value-type="float">
            <text:p>885</text:p>
          </table:table-cell>
          <table:table-cell office:value-type="float" office:value="543" calcext:value-type="float">
            <text:p>543</text:p>
          </table:table-cell>
          <table:table-cell table:formula="of:=SUM([.B6:.D6])" office:value-type="float" office:value="2386" calcext:value-type="float">
            <text:p>2386</text:p>
          </table:table-cell>
          <table:table-cell table:style-name="ce50" table:formula="of:=-23.10868125 * [.A6] + 48593.2689198145" office:value-type="float" office:value="2260.3630135645" calcext:value-type="float">
            <text:p>2260,3630135645</text:p>
          </table:table-cell>
          <table:table-cell table:formula="of:=1 - ([.E6]/[.$E$3])" office:value-type="percentage" office:value="0.0520460866110449" calcext:value-type="percentage">
            <text:p>5,20 %</text:p>
          </table:table-cell>
          <table:table-cell table:style-name="ce15" office:value-type="float" office:value="278925" calcext:value-type="float">
            <text:p>278925</text:p>
          </table:table-cell>
          <table:table-cell table:style-name="ce3" table:formula="of:=[.E6]*1000/[.H6]" office:value-type="float" office:value="8.55427086134266" calcext:value-type="float">
            <text:p>8,55427086134266</text:p>
          </table:table-cell>
          <table:table-cell table:style-name="ce20"/>
          <table:table-cell table:style-name="ce24" table:number-columns-repeated="2"/>
          <table:table-cell table:formula="of:=([.A6] - 1990) * 0.4/30" office:value-type="percentage" office:value="0.2" calcext:value-type="percentage">
            <text:p>20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6])" office:value-type="float" office:value="2013.6" calcext:value-type="float">
            <text:p>2013,6</text:p>
          </table:table-cell>
          <table:table-cell table:style-name="ce20"/>
          <table:table-cell table:style-name="ce24" table:number-columns-repeated="2"/>
          <table:table-cell table:formula="of:=[.Q6] - [.E6]" office:value-type="float" office:value="-372.4" calcext:value-type="float">
            <text:p>-372</text:p>
          </table:table-cell>
          <table:table-cell office:value-type="string" calcext:value-type="string">
            <text:p>also</text:p>
          </table:table-cell>
          <table:table-cell table:formula="of:=([.W5] * [.H14])" office:value-type="float" office:value="27304.5626197396" calcext:value-type="float">
            <text:p>27304,5626197396</text:p>
          </table:table-cell>
          <table:table-cell office:value-type="string" calcext:value-type="string">
            <text:p>tausend Tonnen für Münsteraner Bevölkerung</text:p>
          </table:table-cell>
          <table:table-cell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06" calcext:value-type="float">
            <text:p>2006</text:p>
          </table:table-cell>
          <table:table-cell table:style-name="ce3" table:number-columns-repeated="2"/>
          <table:table-cell/>
          <table:table-cell office:value-type="float" office:value="2295" calcext:value-type="float">
            <office:annotation draw:style-name="gr3" draw:text-style-name="P3" svg:width="28.99mm" svg:height="17.99mm" svg:x="102.99mm" svg:y="12.09mm" draw:caption-point-x="-6.1mm" draw:caption-point-y="15.1mm">
              <dc:creator>TK</dc:creator>
              <dc:date>2019-11-01T00:00:00</dc:date>
              <text:p text:style-name="P2"><text:span text:style-name="T1">Quelle: Klimaschutzkonzept 2020, S. 30</text:span></text:p>
            </office:annotation>
            <text:p>2295</text:p>
          </table:table-cell>
          <table:table-cell table:style-name="ce50" table:formula="of:=-23.10868125 * [.A7] + 48593.2689198145" office:value-type="float" office:value="2237.2543323145" calcext:value-type="float">
            <text:p>2237,2543323145</text:p>
          </table:table-cell>
          <table:table-cell table:formula="of:=1 - ([.E7]/[.$E$3])" office:value-type="percentage" office:value="0.0882002383790227" calcext:value-type="percentage">
            <text:p>8,82 %</text:p>
          </table:table-cell>
          <table:table-cell table:style-name="ce15" office:value-type="float" office:value="280023" calcext:value-type="float">
            <text:p>280023</text:p>
          </table:table-cell>
          <table:table-cell table:style-name="ce3" table:formula="of:=[.E7]*1000/[.H7]" office:value-type="float" office:value="8.19575534866779" calcext:value-type="float">
            <text:p>8,19575534866779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24"/>
          <table:table-cell table:formula="of:=([.A7] - 1990) * 0.4/30" office:value-type="percentage" office:value="0.213333333333333" calcext:value-type="percentage">
            <text:p>21,33 %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54"/>
          <table:table-cell table:style-name="ce12" table:formula="of:=[.$E$3]*(1-[.M7])" office:value-type="float" office:value="1980.04" calcext:value-type="float">
            <text:p>1980,04</text:p>
          </table:table-cell>
          <table:table-cell table:style-name="ce20"/>
          <table:table-cell table:style-name="ce24" office:value-type="string" calcext:value-type="string">
            <text:p>TODO?</text:p>
          </table:table-cell>
          <table:table-cell table:style-name="ce24"/>
          <table:table-cell table:formula="of:=[.Q7] - [.E7]" office:value-type="float" office:value="-314.96" calcext:value-type="float">
            <text:p>-315</text:p>
          </table:table-cell>
          <table:table-cell office:value-type="string" calcext:value-type="string">
            <text:p>da Stadtbilanz Ernährung &amp; sonstigen Konsum nicht abbildet, pauschal 40 % abgezogen (Quelle: uba.co2-rechner.de; Ernährung evtl. bisschen durch Verkehr &amp; regionale Landwirtschaft abgerechnet; sonst wären es 55% …)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0" calcext:value-type="float">
            <text:p>2010</text:p>
          </table:table-cell>
          <table:table-cell table:style-name="ce3" office:value-type="float" office:value="788" calcext:value-type="float">
            <text:p>788</text:p>
          </table:table-cell>
          <table:table-cell table:style-name="ce3" office:value-type="float" office:value="800" calcext:value-type="float">
            <text:p>800</text:p>
          </table:table-cell>
          <table:table-cell office:value-type="float" office:value="528" calcext:value-type="float">
            <text:p>528</text:p>
          </table:table-cell>
          <table:table-cell table:formula="of:=SUM([.B8:.D8])" office:value-type="float" office:value="2116" calcext:value-type="float">
            <text:p>2116</text:p>
          </table:table-cell>
          <table:table-cell table:style-name="ce50" table:formula="of:=-23.10868125 * [.A8] + 48593.2689198145" office:value-type="float" office:value="2144.8196073145" calcext:value-type="float">
            <text:p>2144,8196073145</text:p>
          </table:table-cell>
          <table:table-cell table:formula="of:=1 - ([.E8]/[.$E$3])" office:value-type="percentage" office:value="0.159316646801748" calcext:value-type="percentage">
            <text:p>15,93 %</text:p>
          </table:table-cell>
          <table:table-cell table:style-name="ce15" office:value-type="float" office:value="285180" calcext:value-type="float">
            <text:p>285180</text:p>
          </table:table-cell>
          <table:table-cell table:style-name="ce3" table:formula="of:=[.E8]*1000/[.H8]" office:value-type="float" office:value="7.41987516656147" calcext:value-type="float">
            <text:p>7,41987516656147</text:p>
          </table:table-cell>
          <table:table-cell table:style-name="ce20"/>
          <table:table-cell table:style-name="ce24" table:number-columns-repeated="2"/>
          <table:table-cell table:formula="of:=([.A8] - 1990) * 0.4/30" office:value-type="percentage" office:value="0.266666666666667" calcext:value-type="percentage">
            <text:p>26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8])" office:value-type="float" office:value="1845.8" calcext:value-type="float">
            <text:p>1845,8</text:p>
          </table:table-cell>
          <table:table-cell table:style-name="ce20"/>
          <table:table-cell table:style-name="ce24" table:number-columns-repeated="2"/>
          <table:table-cell table:formula="of:=[.Q8] - [.E8]" office:value-type="float" office:value="-270.2" calcext:value-type="float">
            <text:p>-270</text:p>
          </table:table-cell>
          <table:table-cell table:style-name="Default" office:value-type="string" calcext:value-type="string">
            <text:p>bleiben also</text:p>
          </table:table-cell>
          <table:table-cell table:style-name="ce99" table:formula="of:=([.W6]*0.6) - 1954" office:value-type="float" office:value="14428.7375718438" calcext:value-type="float">
            <text:p>14428,7375718438</text:p>
          </table:table-cell>
          <table:table-cell office:value-type="string" calcext:value-type="string">
            <text:p>tausend Tonnen für Stadtbilanz ab 2020 (- 1954 Ausstoß für 2019; da keine Daten für 2018 und 2019 wird Ausstoß von 2017 auch für 2019 angenommen)</text:p>
          </table:table-cell>
          <table:table-cell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1" calcext:value-type="float">
            <text:p>2011</text:p>
          </table:table-cell>
          <table:table-cell table:style-name="ce3" office:value-type="float" office:value="742" calcext:value-type="float">
            <text:p>742</text:p>
          </table:table-cell>
          <table:table-cell table:style-name="ce3" office:value-type="float" office:value="789" calcext:value-type="float">
            <text:p>789</text:p>
          </table:table-cell>
          <table:table-cell office:value-type="float" office:value="530" calcext:value-type="float">
            <text:p>530</text:p>
          </table:table-cell>
          <table:table-cell table:formula="of:=SUM([.B9:.D9])" office:value-type="float" office:value="2061" calcext:value-type="float">
            <text:p>2061</text:p>
          </table:table-cell>
          <table:table-cell table:style-name="ce50" table:formula="of:=-23.10868125 * [.A9] + 48593.2689198145" office:value-type="float" office:value="2121.7109260645" calcext:value-type="float">
            <text:p>2121,7109260645</text:p>
          </table:table-cell>
          <table:table-cell table:formula="of:=1 - ([.E9]/[.$E$3])" office:value-type="percentage" office:value="0.181168057210965" calcext:value-type="percentage">
            <text:p>18,12 %</text:p>
          </table:table-cell>
          <table:table-cell table:style-name="ce15" office:value-type="float" office:value="296440" calcext:value-type="float">
            <text:p>296440</text:p>
          </table:table-cell>
          <table:table-cell table:style-name="ce3" table:formula="of:=[.E9]*1000/[.H9]" office:value-type="float" office:value="6.95250303602753" calcext:value-type="float">
            <text:p>6,95250303602753</text:p>
          </table:table-cell>
          <table:table-cell table:style-name="ce20"/>
          <table:table-cell table:style-name="ce24" table:number-columns-repeated="2"/>
          <table:table-cell table:formula="of:=([.A9] - 1990) * 0.4/30" office:value-type="percentage" office:value="0.28" calcext:value-type="percentage">
            <text:p>28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9])" office:value-type="float" office:value="1812.24" calcext:value-type="float">
            <text:p>1812,24</text:p>
          </table:table-cell>
          <table:table-cell table:style-name="ce20"/>
          <table:table-cell table:style-name="ce24" table:number-columns-repeated="2"/>
          <table:table-cell table:formula="of:=[.Q9] - [.E9]" office:value-type="float" office:value="-248.76" calcext:value-type="float">
            <text:p>-249</text:p>
          </table:table-cell>
          <table:table-cell table:style-name="Default" office:value-type="string" calcext:value-type="string">
            <text:p>vermutlich immer noch nett gerechnet, da Stadtbilanz CO2-Äquivalente enthält (also realistischer = höher); Parisbudget aber in dieser Rechnung nicht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5" calcext:value-type="float">
            <text:p>2015</text:p>
          </table:table-cell>
          <table:table-cell table:style-name="ce7" office:value-type="float" office:value="775" calcext:value-type="float">
            <office:annotation draw:style-name="gr2" draw:text-style-name="P3" svg:width="28.99mm" svg:height="21.76mm" svg:x="38.2mm" svg:y="25.64mm" draw:caption-point-x="-6.1mm" draw:caption-point-y="15.1mm">
              <dc:creator>TK</dc:creator>
              <dc:date>2019-11-01T00:00:00</dc:date>
              <text:p text:style-name="P2"><text:span text:style-name="T1">Zahlen aus Plot abgelesen, ungenau!</text:span></text:p>
              <text:p text:style-name="P2"><text:span text:style-name="T1">Quelle: S. 13/15, Klimabilanz 2017</text:span></text:p>
            </office:annotation>
            <text:p>775</text:p>
          </table:table-cell>
          <table:table-cell table:style-name="ce8" office:value-type="float" office:value="750" calcext:value-type="float">
            <text:p>750</text:p>
          </table:table-cell>
          <table:table-cell office:value-type="float" office:value="492" calcext:value-type="float">
            <text:p>492</text:p>
          </table:table-cell>
          <table:table-cell table:formula="of:=SUM([.B10:.D10])" office:value-type="float" office:value="2017" calcext:value-type="float">
            <text:p>2017</text:p>
          </table:table-cell>
          <table:table-cell table:style-name="ce50" table:formula="of:=-23.10868125 * [.A10] + 48593.2689198145" office:value-type="float" office:value="2029.2762010645" calcext:value-type="float">
            <text:p>2029,2762010645</text:p>
          </table:table-cell>
          <table:table-cell table:formula="of:=1 - ([.E10]/[.$E$3])" office:value-type="percentage" office:value="0.198649185538339" calcext:value-type="percentage">
            <text:p>19,86 %</text:p>
          </table:table-cell>
          <table:table-cell office:value-type="float" office:value="305235" calcext:value-type="float">
            <text:p>305235</text:p>
          </table:table-cell>
          <table:table-cell table:style-name="ce3" table:formula="of:=[.E10]*1000/[.H10]" office:value-type="float" office:value="6.60802332628958" calcext:value-type="float">
            <text:p>6,60802332628958</text:p>
          </table:table-cell>
          <table:table-cell table:style-name="ce20"/>
          <table:table-cell table:style-name="ce24" table:number-columns-repeated="2"/>
          <table:table-cell table:formula="of:=([.A10] - 1990) * 0.4/30" office:value-type="percentage" office:value="0.333333333333333" calcext:value-type="percentage">
            <text:p>33,33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0])" office:value-type="float" office:value="1678" calcext:value-type="float">
            <text:p>1678</text:p>
          </table:table-cell>
          <table:table-cell table:style-name="ce20"/>
          <table:table-cell table:style-name="ce24" table:number-columns-repeated="2"/>
          <table:table-cell table:formula="of:=[.Q10] - [.E10]" office:value-type="float" office:value="-339" calcext:value-type="float">
            <text:p>-339</text:p>
          </table:table-cell>
          <table:table-cell office:value-type="string" calcext:value-type="string">
            <text:p>Bei angenommer Minderungsrate pro Jahr von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6" calcext:value-type="float">
            <text:p>2016</text:p>
          </table:table-cell>
          <table:table-cell table:style-name="ce8" office:value-type="float" office:value="780" calcext:value-type="float">
            <text:p>780</text:p>
          </table:table-cell>
          <table:table-cell table:style-name="ce7" office:value-type="float" office:value="710" calcext:value-type="float">
            <text:p>710</text:p>
          </table:table-cell>
          <table:table-cell office:value-type="float" office:value="491" calcext:value-type="float">
            <text:p>491</text:p>
          </table:table-cell>
          <table:table-cell table:formula="of:=SUM([.B11:.D11])" office:value-type="float" office:value="1981" calcext:value-type="float">
            <text:p>1981</text:p>
          </table:table-cell>
          <table:table-cell table:style-name="ce50" table:formula="of:=-23.10868125 * [.A11] + 48593.2689198145" office:value-type="float" office:value="2006.1675198145" calcext:value-type="float">
            <text:p>2006,1675198145</text:p>
          </table:table-cell>
          <table:table-cell table:formula="of:=1 - ([.E11]/[.$E$3])" office:value-type="percentage" office:value="0.2129519268971" calcext:value-type="percentage">
            <text:p>21,30 %</text:p>
          </table:table-cell>
          <table:table-cell table:style-name="ce15" office:value-type="float" office:value="307842" calcext:value-type="float">
            <text:p>307842</text:p>
          </table:table-cell>
          <table:table-cell table:style-name="ce3" table:formula="of:=[.E11]*1000/[.H11]" office:value-type="float" office:value="6.43511931445352" calcext:value-type="float">
            <text:p>6,43511931445352</text:p>
          </table:table-cell>
          <table:table-cell table:style-name="ce20"/>
          <table:table-cell table:style-name="ce24" table:number-columns-repeated="2"/>
          <table:table-cell table:formula="of:=([.A11] - 1990) * 0.4/30" office:value-type="percentage" office:value="0.346666666666667" calcext:value-type="percentage">
            <text:p>34,67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1])" office:value-type="float" office:value="1644.44" calcext:value-type="float">
            <text:p>1644,44</text:p>
          </table:table-cell>
          <table:table-cell table:style-name="ce20"/>
          <table:table-cell table:style-name="ce24" table:number-columns-repeated="2"/>
          <table:table-cell table:formula="of:=[.Q11] - [.E11]" office:value-type="float" office:value="-336.56" calcext:value-type="float">
            <text:p>-337</text:p>
          </table:table-cell>
          <table:table-cell table:style-name="Default" office:value-type="float" office:value="-132.32" calcext:value-type="float">
            <text:p>-132,32</text:p>
          </table:table-cell>
          <table:table-cell office:value-type="float" office:value="-117.5" calcext:value-type="float">
            <text:p>-117,5</text:p>
          </table:table-cell>
          <table:table-cell table:number-columns-repeated="2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7" calcext:value-type="float">
            <text:p>2017</text:p>
          </table:table-cell>
          <table:table-cell table:style-name="ce8" office:value-type="float" office:value="780" calcext:value-type="float">
            <text:p>780</text:p>
          </table:table-cell>
          <table:table-cell table:style-name="ce8" office:value-type="float" office:value="690" calcext:value-type="float">
            <text:p>690</text:p>
          </table:table-cell>
          <table:table-cell office:value-type="float" office:value="484" calcext:value-type="float">
            <text:p>484</text:p>
          </table:table-cell>
          <table:table-cell table:formula="of:=SUM([.B12:.D12])" office:value-type="float" office:value="1954" calcext:value-type="float">
            <text:p>1954</text:p>
          </table:table-cell>
          <table:table-cell table:style-name="ce50" table:formula="of:=-23.10868125 * [.A12] + 48593.2689198145" office:value-type="float" office:value="1983.0588385645" calcext:value-type="float">
            <text:p>1983,0588385645</text:p>
          </table:table-cell>
          <table:table-cell table:formula="of:=1 - ([.E12]/[.$E$3])" office:value-type="percentage" office:value="0.22367898291617" calcext:value-type="percentage">
            <text:p>22,37 %</text:p>
          </table:table-cell>
          <table:table-cell table:style-name="ce15" office:value-type="float" office:value="309429" calcext:value-type="float">
            <text:p>309429</text:p>
          </table:table-cell>
          <table:table-cell table:style-name="ce3" table:formula="of:=[.E12]*1000/[.H12]" office:value-type="float" office:value="6.3148573663102" calcext:value-type="float">
            <text:p>6,3148573663102</text:p>
          </table:table-cell>
          <table:table-cell table:style-name="ce20"/>
          <table:table-cell table:style-name="ce24" table:number-columns-repeated="2"/>
          <table:table-cell table:formula="of:=([.A12] - 1990) * 0.4/30" office:value-type="percentage" office:value="0.36" calcext:value-type="percentage">
            <text:p>36,00 %</text:p>
          </table:table-cell>
          <table:table-cell table:style-name="ce20"/>
          <table:table-cell table:style-name="ce24"/>
          <table:table-cell table:style-name="ce54"/>
          <table:table-cell table:style-name="ce12" table:formula="of:=[.$E$3]*(1-[.M12])" office:value-type="float" office:value="1610.88" calcext:value-type="float">
            <text:p>1610,88</text:p>
          </table:table-cell>
          <table:table-cell table:style-name="ce20"/>
          <table:table-cell table:style-name="ce24" table:number-columns-repeated="2"/>
          <table:table-cell table:formula="of:=[.Q12] - [.E12]" office:value-type="float" office:value="-343.12" calcext:value-type="float">
            <text:p>-343</text:p>
          </table:table-cell>
          <table:table-cell office:value-type="string" calcext:value-type="string">
            <text:p>ausgestoßenes Budget:</text:p>
          </table:table-cell>
          <table:table-cell table:number-columns-repeated="3"/>
          <table:table-cell table:style-name="ce96"/>
          <table:table-cell table:style-name="ce82" table:number-columns-repeated="2"/>
          <table:table-cell table:number-columns-repeated="36"/>
        </table:table-row>
        <table:table-row table:style-name="ro1">
          <table:table-cell table:style-name="ce3" office:value-type="float" office:value="2018" calcext:value-type="float">
            <text:p>2018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13] + 48593.2689198145" office:value-type="float" office:value="1959.9501573145" calcext:value-type="float">
            <office:annotation draw:style-name="gr3" draw:text-style-name="P3" svg:width="28.99mm" svg:height="17.99mm" svg:x="138.75mm" svg:y="39.18mm" draw:caption-point-x="-6.1mm" draw:caption-point-y="15.1mm">
              <dc:creator>TK</dc:creator>
              <dc:date>2019-11-04T00:00:00</dc:date>
              <text:p text:style-name="P2"><text:span text:style-name="T1">Schätzung basierend auf linearer Reduktion</text:span></text:p>
            </office:annotation>
            <text:p>1959,9501573145</text:p>
          </table:table-cell>
          <table:table-cell table:style-name="ce54" table:formula="of:=1 - ([.F13]/[.$E$3])" office:value-type="percentage" office:value="0.221314995107468" calcext:value-type="percentage">
            <text:p>22,13 %</text:p>
          </table:table-cell>
          <table:table-cell table:style-name="ce15" office:value-type="float" office:value="310610" calcext:value-type="float">
            <text:p>310610</text:p>
          </table:table-cell>
          <table:table-cell table:style-name="ce3"/>
          <table:table-cell table:style-name="ce21"/>
          <table:table-cell table:style-name="ce3" table:number-columns-repeated="2"/>
          <table:table-cell table:formula="of:=([.A13] - 1990) * 0.4/30" office:value-type="percentage" office:value="0.373333333333333" calcext:value-type="percentage">
            <text:p>37,33 %</text:p>
          </table:table-cell>
          <table:table-cell table:style-name="ce15"/>
          <table:table-cell/>
          <table:table-cell table:style-name="ce75"/>
          <table:table-cell table:style-name="ce12" table:formula="of:=[.$E$3]*(1-[.M13])" office:value-type="float" office:value="1577.32" calcext:value-type="float">
            <text:p>1577,32</text:p>
          </table:table-cell>
          <table:table-cell table:style-name="ce15"/>
          <table:table-cell table:number-columns-repeated="3"/>
          <table:table-cell table:formula="of:=SUMIF([.W15:.W45]; &quot;&gt;0&quot;)" office:value-type="float" office:value="15416.4" calcext:value-type="float">
            <text:p>15416,4</text:p>
          </table:table-cell>
          <table:table-cell table:style-name="ce49" table:number-columns-repeated="2"/>
          <table:table-cell/>
          <table:table-cell table:style-name="ce97"/>
          <table:table-cell table:style-name="ce49" table:number-columns-repeated="2"/>
          <table:table-cell table:number-columns-repeated="36"/>
        </table:table-row>
        <table:table-row table:style-name="ro1">
          <table:table-cell table:style-name="ce3" office:value-type="float" office:value="2019" calcext:value-type="float">
            <text:p>2019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14] + 48593.2689198145" office:value-type="float" office:value="1936.8414760645" calcext:value-type="float">
            <text:p>1936,8414760645</text:p>
          </table:table-cell>
          <table:table-cell table:style-name="ce54" table:formula="of:=1 - ([.F14]/[.$E$3])" office:value-type="percentage" office:value="0.230496036525823" calcext:value-type="percentage">
            <text:p>23,05 %</text:p>
          </table:table-cell>
          <table:table-cell table:style-name="ce15" office:value-type="float" office:value="310521" calcext:value-type="float">
            <office:annotation draw:style-name="gr4" draw:text-style-name="P3" svg:width="28.99mm" svg:height="29.66mm" svg:x="192.19mm" svg:y="43.7mm" draw:caption-point-x="-6.1mm" draw:caption-point-y="15.1mm">
              <dc:creator>TK</dc:creator>
              <dc:date>2019-11-04T00:00:00</dc:date>
              <text:p text:style-name="P2"><text:span text:style-name="T1">Wohnberechtigte Bevölkerung der Stadt Münster am 30. Juni 2019; Quelle: </text:span><text:span text:style-name="T1"><text:a xlink:href="https://www.stadt-muenster.de/stadtentwicklung/zahlen-daten-fakten.html" xlink:type="simple">https://www.stadt-muenster.de/stadtentwicklung/zahlen-daten-fakten.html</text:a></text:span></text:p>
              <text:p text:style-name="P2"><text:span text:style-name="T1"/></text:p>
            </office:annotation>
            <text:p>310521</text:p>
          </table:table-cell>
          <table:table-cell table:style-name="ce3"/>
          <table:table-cell table:style-name="ce21"/>
          <table:table-cell table:style-name="ce3" table:number-columns-repeated="2"/>
          <table:table-cell table:formula="of:=([.A14] - 1990) * 0.4/30" office:value-type="percentage" office:value="0.386666666666667" calcext:value-type="percentage">
            <text:p>38,67 %</text:p>
          </table:table-cell>
          <table:table-cell table:style-name="ce15"/>
          <table:table-cell table:number-columns-repeated="2"/>
          <table:table-cell table:style-name="ce12" table:formula="of:=[.$E$3]*(1-[.M14])" office:value-type="float" office:value="1543.76" calcext:value-type="float">
            <text:p>1543,76</text:p>
          </table:table-cell>
          <table:table-cell table:style-name="ce15"/>
          <table:table-cell table:number-columns-repeated="3"/>
          <table:table-cell table:formula="of:=[.V13]-1954" office:value-type="float" office:value="13462.4" calcext:value-type="float">
            <text:p>13462,4</text:p>
          </table:table-cell>
          <table:table-cell table:number-columns-repeated="3"/>
          <table:table-cell table:style-name="ce97"/>
          <table:table-cell table:style-name="ce49" table:number-columns-repeated="2"/>
          <table:table-cell table:number-columns-repeated="36"/>
        </table:table-row>
        <table:table-row table:style-name="ro1">
          <table:table-cell table:style-name="ce4" office:value-type="float" office:value="2020" calcext:value-type="float">
            <text:p>2020</text:p>
          </table:table-cell>
          <table:table-cell table:style-name="ce4"/>
          <table:table-cell/>
          <table:table-cell table:style-name="ce4" office:value-type="string" calcext:value-type="string">
            <text:p>lineare Reduktion</text:p>
          </table:table-cell>
          <table:table-cell table:style-name="ce49"/>
          <table:table-cell table:style-name="ce50" table:formula="of:=-23.10868125 * [.A15] + 48593.2689198145" office:value-type="float" office:value="1913.7327948145" calcext:value-type="float">
            <text:p>1913,7327948145</text:p>
          </table:table-cell>
          <table:table-cell table:style-name="ce54" table:formula="of:=1 - ([.F15]/[.$E$3])" office:value-type="percentage" office:value="0.239677077944178" calcext:value-type="percentage">
            <text:p>23,97 %</text:p>
          </table:table-cell>
          <table:table-cell table:style-name="ce59" table:formula="of:=[.H$14] + 1 *([.H$20]-[.H$14])/6" office:value-type="float" office:value="313737.666666667" calcext:value-type="float">
            <office:annotation draw:style-name="gr2" draw:text-style-name="P3" svg:width="28.99mm" svg:height="21.76mm" svg:x="192.19mm" svg:y="48.21mm" draw:caption-point-x="-6.1mm" draw:caption-point-y="15.1mm">
              <dc:creator>TK</dc:creator>
              <dc:date>2019-11-04T00:00:00</dc:date>
              <text:p text:style-name="P2"><text:span text:style-name="T1">Lineare Schätzung basierend auf Prognose für 2025</text:span></text:p>
            </office:annotation>
            <text:p>313737,666666667</text:p>
          </table:table-cell>
          <table:table-cell/>
          <table:table-cell table:style-name="ce22"/>
          <table:table-cell table:style-name="ce4" table:number-columns-repeated="2"/>
          <table:table-cell table:formula="of:=([.A15] - 1990) * 0.4/30" office:value-type="percentage" office:value="0.4" calcext:value-type="percentage">
            <text:p>40,00 %</text:p>
          </table:table-cell>
          <table:table-cell table:style-name="ce17"/>
          <table:table-cell table:style-name="ce12"/>
          <table:table-cell/>
          <table:table-cell table:style-name="ce12" table:formula="of:=[.$E$3]*(1-[.M15])" office:value-type="float" office:value="1510.2" calcext:value-type="float">
            <text:p>1510,2</text:p>
          </table:table-cell>
          <table:table-cell table:style-name="ce17"/>
          <table:table-cell table:style-name="ce12" table:number-columns-repeated="2"/>
          <table:table-cell/>
          <table:table-cell table:style-name="ce37"/>
          <table:table-cell table:formula="of:=[.V$11] * ([.A15] - 2020) + [.E$12]" office:value-type="float" office:value="1954" calcext:value-type="float">
            <text:p>1954</text:p>
          </table:table-cell>
          <table:table-cell table:style-name="ce12"/>
          <table:table-cell office:value-type="float" office:value="2.4" calcext:value-type="float">
            <text:p>2,4</text:p>
          </table:table-cell>
          <table:table-cell table:style-name="ce98"/>
          <table:table-cell table:style-name="ce12" table:number-columns-repeated="38"/>
        </table:table-row>
        <table:table-row table:style-name="ro1">
          <table:table-cell table:style-name="ce3" office:value-type="float" office:value="2021" calcext:value-type="float">
            <text:p>2021</text:p>
          </table:table-cell>
          <table:table-cell table:style-name="ce3"/>
          <table:table-cell/>
          <table:table-cell table:style-name="Default" office:value-type="string" calcext:value-type="string">
            <text:p>basierend auf</text:p>
          </table:table-cell>
          <table:table-cell table:style-name="ce49"/>
          <table:table-cell table:style-name="ce50" table:formula="of:=-23.10868125 * [.A16] + 48593.2689198145" office:value-type="float" office:value="1890.6241135645" calcext:value-type="float">
            <text:p>1890,6241135645</text:p>
          </table:table-cell>
          <table:table-cell table:style-name="ce54" table:formula="of:=1 - ([.F16]/[.$E$3])" office:value-type="percentage" office:value="0.248858119362533" calcext:value-type="percentage">
            <text:p>24,89 %</text:p>
          </table:table-cell>
          <table:table-cell table:style-name="ce59" table:formula="of:=[.H$14] + 2*([.H$20]-[.H$14])/6" office:value-type="float" office:value="316954.333333333" calcext:value-type="float">
            <text:p>316954,333333333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16] -2020) * -46.145 + 1510.2" office:value-type="float" office:value="1464.055" calcext:value-type="float">
            <text:p>1464,055</text:p>
          </table:table-cell>
          <table:table-cell table:style-name="ce15"/>
          <table:table-cell table:number-columns-repeated="4"/>
          <table:table-cell table:formula="of:=[.V$11] * ([.A16] - 2020) + [.E$12]" office:value-type="float" office:value="1821.68" calcext:value-type="float">
            <text:p>1821,68</text:p>
          </table:table-cell>
          <table:table-cell/>
          <table:table-cell office:value-type="float" office:value="2.18" calcext:value-type="float">
            <text:p>2,18</text:p>
          </table:table-cell>
          <table:table-cell table:number-columns-repeated="39"/>
        </table:table-row>
        <table:table-row table:style-name="ro1">
          <table:table-cell table:style-name="ce3" office:value-type="float" office:value="2022" calcext:value-type="float">
            <text:p>2022</text:p>
          </table:table-cell>
          <table:table-cell table:style-name="ce3"/>
          <table:table-cell/>
          <table:table-cell table:style-name="Default" office:value-type="string" calcext:value-type="string">
            <text:p>bisheriger Minderung</text:p>
          </table:table-cell>
          <table:table-cell table:style-name="ce49"/>
          <table:table-cell table:style-name="ce50" table:formula="of:=-23.10868125 * [.A17] + 48593.2689198145" office:value-type="float" office:value="1867.5154323145" calcext:value-type="float">
            <text:p>1867,5154323145</text:p>
          </table:table-cell>
          <table:table-cell table:style-name="ce54" table:formula="of:=1 - ([.F17]/[.$E$3])" office:value-type="percentage" office:value="0.258039160780889" calcext:value-type="percentage">
            <text:p>25,80 %</text:p>
          </table:table-cell>
          <table:table-cell table:style-name="ce59" table:formula="of:=[.H$14] + 3 *([.H$20]-[.H$14])/6" office:value-type="float" office:value="320171" calcext:value-type="float">
            <text:p>320171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17] -2020) * -46.145 + 1510.2" office:value-type="float" office:value="1417.91" calcext:value-type="float">
            <text:p>1417,91</text:p>
          </table:table-cell>
          <table:table-cell table:style-name="ce15"/>
          <table:table-cell table:number-columns-repeated="3"/>
          <table:table-cell table:style-name="ce81"/>
          <table:table-cell table:formula="of:=[.V$11] * ([.A17] - 2020) + [.E$12]" office:value-type="float" office:value="1689.36" calcext:value-type="float">
            <text:p>1689,36</text:p>
          </table:table-cell>
          <table:table-cell/>
          <table:table-cell office:value-type="float" office:value="1.74" calcext:value-type="float">
            <text:p>1,74</text:p>
          </table:table-cell>
          <table:table-cell table:number-columns-repeated="39"/>
        </table:table-row>
        <table:table-row table:style-name="ro1">
          <table:table-cell table:style-name="ce3" office:value-type="float" office:value="2023" calcext:value-type="float">
            <text:p>2023</text:p>
          </table:table-cell>
          <table:table-cell table:style-name="ce3"/>
          <table:table-cell/>
          <table:table-cell table:style-name="Default" office:value-type="string" calcext:value-type="string">
            <text:p>pro Jahr:</text:p>
          </table:table-cell>
          <table:table-cell table:style-name="ce49"/>
          <table:table-cell table:style-name="ce50" table:formula="of:=-23.10868125 * [.A18] + 48593.2689198145" office:value-type="float" office:value="1844.4067510645" calcext:value-type="float">
            <text:p>1844,4067510645</text:p>
          </table:table-cell>
          <table:table-cell table:style-name="ce54" table:formula="of:=1 - ([.F18]/[.$E$3])" office:value-type="percentage" office:value="0.267220202199244" calcext:value-type="percentage">
            <text:p>26,72 %</text:p>
          </table:table-cell>
          <table:table-cell table:style-name="ce59" table:formula="of:=[.H$14] + 4 *([.H$20]-[.H$14])/6" office:value-type="float" office:value="323387.666666667" calcext:value-type="float">
            <text:p>323387,666666667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18] -2020) * -46.145 + 1510.2" office:value-type="float" office:value="1371.765" calcext:value-type="float">
            <text:p>1371,765</text:p>
          </table:table-cell>
          <table:table-cell table:style-name="ce15"/>
          <table:table-cell table:number-columns-repeated="4"/>
          <table:table-cell table:formula="of:=[.V$11] * ([.A18] - 2020) + [.E$12]" office:value-type="float" office:value="1557.04" calcext:value-type="float">
            <text:p>1557,04</text:p>
          </table:table-cell>
          <table:table-cell/>
          <table:table-cell office:value-type="float" office:value="4.56" calcext:value-type="float">
            <text:p>4,56</text:p>
          </table:table-cell>
          <table:table-cell table:number-columns-repeated="39"/>
        </table:table-row>
        <table:table-row table:style-name="ro1">
          <table:table-cell table:style-name="ce3" office:value-type="float" office:value="2024" calcext:value-type="float">
            <text:p>2024</text:p>
          </table:table-cell>
          <table:table-cell table:style-name="ce3"/>
          <table:table-cell/>
          <table:table-cell table:style-name="Default" table:formula="of:=([.E12]-[.E3])/27" office:value-type="float" office:value="-20.8518518518518" calcext:value-type="float">
            <text:p>-20,8518518518518</text:p>
          </table:table-cell>
          <table:table-cell/>
          <table:table-cell table:style-name="ce50" table:formula="of:=-23.10868125 * [.A19] + 48593.2689198145" office:value-type="float" office:value="1821.2980698145" calcext:value-type="float">
            <text:p>1821,2980698145</text:p>
          </table:table-cell>
          <table:table-cell table:style-name="ce54" table:formula="of:=1 - ([.F19]/[.$E$3])" office:value-type="percentage" office:value="0.276401243617599" calcext:value-type="percentage">
            <text:p>27,64 %</text:p>
          </table:table-cell>
          <table:table-cell table:style-name="ce59" table:formula="of:=[.H$14] +5 *([.H$20]-[.H$14])/6" office:value-type="float" office:value="326604.333333333" calcext:value-type="float">
            <text:p>326604,333333333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19] -2020) * -46.145 + 1510.2" office:value-type="float" office:value="1325.62" calcext:value-type="float">
            <text:p>1325,62</text:p>
          </table:table-cell>
          <table:table-cell table:style-name="ce15"/>
          <table:table-cell table:number-columns-repeated="4"/>
          <table:table-cell table:formula="of:=[.V$11] * ([.A19] - 2020) + [.E$12]" office:value-type="float" office:value="1424.72" calcext:value-type="float">
            <text:p>1424,72</text:p>
          </table:table-cell>
          <table:table-cell/>
          <table:table-cell office:value-type="float" office:value="0.73" calcext:value-type="float">
            <text:p>0,73</text:p>
          </table:table-cell>
          <table:table-cell table:number-columns-repeated="39"/>
        </table:table-row>
        <table:table-row table:style-name="ro1">
          <table:table-cell table:style-name="ce3" office:value-type="float" office:value="2025" calcext:value-type="float">
            <text:p>2025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0] + 48593.2689198145" office:value-type="float" office:value="1798.1893885645" calcext:value-type="float">
            <text:p>1798,1893885645</text:p>
          </table:table-cell>
          <table:table-cell table:style-name="ce54" table:formula="of:=1 - ([.F20]/[.$E$3])" office:value-type="percentage" office:value="0.285582285035954" calcext:value-type="percentage">
            <text:p>28,56 %</text:p>
          </table:table-cell>
          <table:table-cell table:style-name="ce15" office:value-type="float" office:value="329821" calcext:value-type="float">
            <office:annotation draw:style-name="gr5" draw:text-style-name="P3" svg:width="28.99mm" svg:height="25.71mm" svg:x="192.19mm" svg:y="70.79mm" draw:caption-point-x="-6.1mm" draw:caption-point-y="15.1mm">
              <dc:creator>TK</dc:creator>
              <dc:date>2019-11-04T00:00:00</dc:date>
              <text:p text:style-name="P2"><text:span text:style-name="T1">Mittelwert aus Bevölkerungsprognose Szenario 1 und 2; s. </text:span><text:span text:style-name="T1"><text:a xlink:href="https://www.stadt-muenster.de/sessionnet/sessionnetbi/vo0050.php?__kvonr=2004040951" xlink:type="simple">https://www.stadt-muenster.de/sessionnet/sessionnetbi/vo0050.php?__kvonr=2004040951</text:a></text:span></text:p>
              <text:p text:style-name="P2"><text:span text:style-name="T1"/></text:p>
            </office:annotation>
            <text:p>329821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20] -2020) * -46.145 + 1510.2" office:value-type="float" office:value="1279.475" calcext:value-type="float">
            <text:p>1279,475</text:p>
          </table:table-cell>
          <table:table-cell table:style-name="ce15"/>
          <table:table-cell table:number-columns-repeated="4"/>
          <table:table-cell table:formula="of:=[.V$11] * ([.A20] - 2020) + [.E$12]" office:value-type="float" office:value="1292.4" calcext:value-type="float">
            <text:p>1292,4</text:p>
          </table:table-cell>
          <table:table-cell table:number-columns-repeated="41"/>
        </table:table-row>
        <table:table-row table:style-name="ro1">
          <table:table-cell table:style-name="ce3" office:value-type="float" office:value="2026" calcext:value-type="float">
            <text:p>2026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1] + 48593.2689198145" office:value-type="float" office:value="1775.0807073145" calcext:value-type="float">
            <text:p>1775,0807073145</text:p>
          </table:table-cell>
          <table:table-cell table:style-name="ce54" table:formula="of:=1 - ([.F21]/[.$E$3])" office:value-type="percentage" office:value="0.294763326454309" calcext:value-type="percentage">
            <text:p>29,48 %</text:p>
          </table:table-cell>
          <table:table-cell table:style-name="ce15" table:formula="of:=[.H20] + 2000" office:value-type="float" office:value="331821" calcext:value-type="float">
            <office:annotation draw:style-name="gr3" draw:text-style-name="P3" svg:width="28.99mm" svg:height="17.99mm" svg:x="192.19mm" svg:y="75.31mm" draw:caption-point-x="-6.1mm" draw:caption-point-y="15.1mm">
              <dc:creator>TK</dc:creator>
              <dc:date>2019-11-07T00:00:00</dc:date>
              <text:p text:style-name="P2"><text:span text:style-name="T1">Ab hier: Annahm e pro Jahr +2000 Einwohner</text:span></text:p>
            </office:annotation>
            <text:p>331821</text:p>
          </table:table-cell>
          <table:table-cell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21] -2020) * -46.145 + 1510.2" office:value-type="float" office:value="1233.33" calcext:value-type="float">
            <text:p>1233,33</text:p>
          </table:table-cell>
          <table:table-cell table:style-name="ce15"/>
          <table:table-cell table:number-columns-repeated="4"/>
          <table:table-cell table:formula="of:=[.V$11] * ([.A21] - 2020) + [.E$12]" office:value-type="float" office:value="1160.08" calcext:value-type="float">
            <text:p>1160,08</text:p>
          </table:table-cell>
          <table:table-cell/>
          <table:table-cell table:formula="of:=SUM([.Y15:.Y19])" office:value-type="float" office:value="11.61" calcext:value-type="float">
            <text:p>11,61</text:p>
          </table:table-cell>
          <table:table-cell table:number-columns-repeated="39"/>
        </table:table-row>
        <table:table-row table:style-name="ro1">
          <table:table-cell table:style-name="ce3" office:value-type="float" office:value="2027" calcext:value-type="float">
            <text:p>2027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2] + 48593.2689198145" office:value-type="float" office:value="1751.9720260645" calcext:value-type="float">
            <text:p>1751,9720260645</text:p>
          </table:table-cell>
          <table:table-cell table:style-name="ce54" table:formula="of:=1 - ([.F22]/[.$E$3])" office:value-type="percentage" office:value="0.303944367872664" calcext:value-type="percentage">
            <text:p>30,39 %</text:p>
          </table:table-cell>
          <table:table-cell table:style-name="ce15" table:formula="of:=[.H21] + 2000" office:value-type="float" office:value="333821" calcext:value-type="float">
            <text:p>333821</text:p>
          </table:table-cell>
          <table:table-cell table:style-name="ce3"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22] -2020) * -46.145 + 1510.2" office:value-type="float" office:value="1187.185" calcext:value-type="float">
            <text:p>1187,185</text:p>
          </table:table-cell>
          <table:table-cell table:style-name="ce15"/>
          <table:table-cell table:number-columns-repeated="4"/>
          <table:table-cell table:formula="of:=[.V$11] * ([.A22] - 2020) + [.E$12]" office:value-type="float" office:value="1027.76" calcext:value-type="float">
            <text:p>1027,76</text:p>
          </table:table-cell>
          <table:table-cell table:number-columns-repeated="41"/>
        </table:table-row>
        <table:table-row table:style-name="ro1">
          <table:table-cell table:style-name="ce3" office:value-type="float" office:value="2028" calcext:value-type="float">
            <text:p>2028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3] + 48593.2689198145" office:value-type="float" office:value="1728.8633448145" calcext:value-type="float">
            <text:p>1728,8633448145</text:p>
          </table:table-cell>
          <table:table-cell table:style-name="ce54" table:formula="of:=1 - ([.F23]/[.$E$3])" office:value-type="percentage" office:value="0.313125409291019" calcext:value-type="percentage">
            <text:p>31,31 %</text:p>
          </table:table-cell>
          <table:table-cell table:style-name="ce15" table:formula="of:=[.H22] + 2000" office:value-type="float" office:value="335821" calcext:value-type="float">
            <text:p>335821</text:p>
          </table:table-cell>
          <table:table-cell table:style-name="ce3"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23] -2020) * -46.145 + 1510.2" office:value-type="float" office:value="1141.04" calcext:value-type="float">
            <text:p>1141,04</text:p>
          </table:table-cell>
          <table:table-cell table:style-name="ce15"/>
          <table:table-cell table:number-columns-repeated="4"/>
          <table:table-cell table:formula="of:=[.V$11] * ([.A23] - 2020) + [.E$12]" office:value-type="float" office:value="895.44" calcext:value-type="float">
            <text:p>895,44</text:p>
          </table:table-cell>
          <table:table-cell/>
          <table:table-cell table:formula="of:=(4.56)/11.61" office:value-type="float" office:value="0.392764857881137" calcext:value-type="float">
            <text:p>0,392764857881137</text:p>
          </table:table-cell>
          <table:table-cell table:number-columns-repeated="39"/>
        </table:table-row>
        <table:table-row table:style-name="ro1">
          <table:table-cell table:style-name="ce3" office:value-type="float" office:value="2029" calcext:value-type="float">
            <text:p>2029</text:p>
          </table:table-cell>
          <table:table-cell table:style-name="ce3" table:number-columns-repeated="2"/>
          <table:table-cell table:number-columns-repeated="2"/>
          <table:table-cell table:style-name="ce50" table:formula="of:=-23.10868125 * [.A24] + 48593.2689198145" office:value-type="float" office:value="1705.7546635645" calcext:value-type="float">
            <text:p>1705,7546635645</text:p>
          </table:table-cell>
          <table:table-cell table:style-name="ce54" table:formula="of:=1 - ([.F24]/[.$E$3])" office:value-type="percentage" office:value="0.322306450709374" calcext:value-type="percentage">
            <text:p>32,23 %</text:p>
          </table:table-cell>
          <table:table-cell table:style-name="ce15" table:formula="of:=[.H23] + 2000" office:value-type="float" office:value="337821" calcext:value-type="float">
            <text:p>337821</text:p>
          </table:table-cell>
          <table:table-cell table:style-name="ce3"/>
          <table:table-cell table:style-name="ce21"/>
          <table:table-cell table:style-name="ce3"/>
          <table:table-cell table:style-name="ce4"/>
          <table:table-cell table:style-name="ce30"/>
          <table:table-cell table:style-name="ce15"/>
          <table:table-cell table:number-columns-repeated="2"/>
          <table:table-cell table:formula="of:=([.A24] -2020) * -46.145 + 1510.2" office:value-type="float" office:value="1094.895" calcext:value-type="float">
            <text:p>1094,895</text:p>
          </table:table-cell>
          <table:table-cell table:style-name="ce15"/>
          <table:table-cell table:number-columns-repeated="4"/>
          <table:table-cell table:formula="of:=[.V$11] * ([.A24] - 2020) + [.E$12]" office:value-type="float" office:value="763.12" calcext:value-type="float">
            <text:p>763,12</text:p>
          </table:table-cell>
          <table:table-cell/>
          <table:table-cell table:formula="of:=(2.4+2.18+0.73)/11.61" office:value-type="float" office:value="0.457364341085271" calcext:value-type="float">
            <text:p>0,457364341085271</text:p>
          </table:table-cell>
          <table:table-cell table:number-columns-repeated="39"/>
        </table:table-row>
        <table:table-row table:style-name="ro1">
          <table:table-cell table:style-name="ce3" office:value-type="float" office:value="2030" calcext:value-type="float">
            <text:p>2030</text:p>
          </table:table-cell>
          <table:table-cell table:number-columns-repeated="4"/>
          <table:table-cell table:style-name="ce50" table:formula="of:=-23.10868125 * [.A25] + 48593.2689198145" office:value-type="float" office:value="1682.64598231451" calcext:value-type="float">
            <text:p>1682,64598231451</text:p>
          </table:table-cell>
          <table:table-cell table:style-name="ce54" table:formula="of:=1 - ([.F25]/[.$E$3])" office:value-type="percentage" office:value="0.331487492127729" calcext:value-type="percentage">
            <text:p>33,15 %</text:p>
          </table:table-cell>
          <table:table-cell table:style-name="ce15" table:formula="of:=[.H24] + 2000" office:value-type="float" office:value="339821" calcext:value-type="float">
            <text:p>339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25] -2020) * -46.145 + 1510.2" office:value-type="float" office:value="1048.75" calcext:value-type="float">
            <text:p>1048,75</text:p>
          </table:table-cell>
          <table:table-cell table:number-columns-repeated="5"/>
          <table:table-cell table:formula="of:=[.V$11] * ([.A25] - 2020) + [.E$12]" office:value-type="float" office:value="630.8" calcext:value-type="float">
            <text:p>630,8</text:p>
          </table:table-cell>
          <table:table-cell/>
          <table:table-cell table:formula="of:=SUM([.Y23:.Y24])" office:value-type="float" office:value="0.850129198966408" calcext:value-type="float">
            <text:p>0,850129198966408</text:p>
          </table:table-cell>
          <table:table-cell table:number-columns-repeated="39"/>
        </table:table-row>
        <table:table-row table:style-name="ro1">
          <table:table-cell table:style-name="ce3" office:value-type="float" office:value="2031" calcext:value-type="float">
            <text:p>2031</text:p>
          </table:table-cell>
          <table:table-cell table:number-columns-repeated="4"/>
          <table:table-cell table:style-name="ce50" table:formula="of:=-23.10868125 * [.A26] + 48593.2689198145" office:value-type="float" office:value="1659.5373010645" calcext:value-type="float">
            <text:p>1659,5373010645</text:p>
          </table:table-cell>
          <table:table-cell table:style-name="ce54"/>
          <table:table-cell table:style-name="ce15" table:formula="of:=[.H25] + 2000" office:value-type="float" office:value="341821" calcext:value-type="float">
            <text:p>341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26] -2020) * -46.145 + 1510.2" office:value-type="float" office:value="1002.605" calcext:value-type="float">
            <text:p>1002,605</text:p>
          </table:table-cell>
          <table:table-cell table:number-columns-repeated="5"/>
          <table:table-cell table:formula="of:=[.V$11] * ([.A26] - 2020) + [.E$12]" office:value-type="float" office:value="498.48" calcext:value-type="float">
            <text:p>498,48</text:p>
          </table:table-cell>
          <table:table-cell table:number-columns-repeated="41"/>
        </table:table-row>
        <table:table-row table:style-name="ro1">
          <table:table-cell table:style-name="ce3" office:value-type="float" office:value="2032" calcext:value-type="float">
            <text:p>2032</text:p>
          </table:table-cell>
          <table:table-cell table:number-columns-repeated="4"/>
          <table:table-cell table:style-name="ce50" table:formula="of:=-23.10868125 * [.A27] + 48593.2689198145" office:value-type="float" office:value="1636.4286198145" calcext:value-type="float">
            <text:p>1636,4286198145</text:p>
          </table:table-cell>
          <table:table-cell/>
          <table:table-cell table:style-name="ce15" table:formula="of:=[.H26] + 2000" office:value-type="float" office:value="343821" calcext:value-type="float">
            <text:p>343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27] -2020) * -46.145 + 1510.2" office:value-type="float" office:value="956.46" calcext:value-type="float">
            <text:p>956,46</text:p>
          </table:table-cell>
          <table:table-cell table:number-columns-repeated="5"/>
          <table:table-cell table:formula="of:=[.V$11] * ([.A27] - 2020) + [.E$12]" office:value-type="float" office:value="366.16" calcext:value-type="float">
            <text:p>366,16</text:p>
          </table:table-cell>
          <table:table-cell table:number-columns-repeated="41"/>
        </table:table-row>
        <table:table-row table:style-name="ro1">
          <table:table-cell table:style-name="ce3" office:value-type="float" office:value="2033" calcext:value-type="float">
            <text:p>2033</text:p>
          </table:table-cell>
          <table:table-cell table:number-columns-repeated="4"/>
          <table:table-cell table:style-name="ce50" table:formula="of:=-23.10868125 * [.A28] + 48593.2689198145" office:value-type="float" office:value="1613.3199385645" calcext:value-type="float">
            <text:p>1613,3199385645</text:p>
          </table:table-cell>
          <table:table-cell/>
          <table:table-cell table:style-name="ce15" table:formula="of:=[.H27] + 2000" office:value-type="float" office:value="345821" calcext:value-type="float">
            <text:p>345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28] -2020) * -46.145 + 1510.2" office:value-type="float" office:value="910.315" calcext:value-type="float">
            <text:p>910,315</text:p>
          </table:table-cell>
          <table:table-cell table:number-columns-repeated="5"/>
          <table:table-cell table:formula="of:=[.V$11] * ([.A28] - 2020) + [.E$12]" office:value-type="float" office:value="233.84" calcext:value-type="float">
            <text:p>233,84</text:p>
          </table:table-cell>
          <table:table-cell table:number-columns-repeated="41"/>
        </table:table-row>
        <table:table-row table:style-name="ro1">
          <table:table-cell table:style-name="ce3" office:value-type="float" office:value="2034" calcext:value-type="float">
            <text:p>2034</text:p>
          </table:table-cell>
          <table:table-cell table:number-columns-repeated="4"/>
          <table:table-cell table:style-name="ce50" table:formula="of:=-23.10868125 * [.A29] + 48593.2689198145" office:value-type="float" office:value="1590.2112573145" calcext:value-type="float">
            <text:p>1590,2112573145</text:p>
          </table:table-cell>
          <table:table-cell/>
          <table:table-cell table:style-name="ce15" table:formula="of:=[.H28] + 2000" office:value-type="float" office:value="347821" calcext:value-type="float">
            <text:p>347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29] -2020) * -46.145 + 1510.2" office:value-type="float" office:value="864.17" calcext:value-type="float">
            <text:p>864,17</text:p>
          </table:table-cell>
          <table:table-cell table:number-columns-repeated="5"/>
          <table:table-cell table:formula="of:=[.V$11] * ([.A29] - 2020) + [.E$12]" office:value-type="float" office:value="101.52" calcext:value-type="float">
            <text:p>101,52</text:p>
          </table:table-cell>
          <table:table-cell table:number-columns-repeated="41"/>
        </table:table-row>
        <table:table-row table:style-name="ro1">
          <table:table-cell table:style-name="ce3" office:value-type="float" office:value="2035" calcext:value-type="float">
            <text:p>2035</text:p>
          </table:table-cell>
          <table:table-cell table:number-columns-repeated="4"/>
          <table:table-cell table:style-name="ce50" table:formula="of:=-23.10868125 * [.A30] + 48593.2689198145" office:value-type="float" office:value="1567.1025760645" calcext:value-type="float">
            <text:p>1567,1025760645</text:p>
          </table:table-cell>
          <table:table-cell/>
          <table:table-cell table:style-name="ce15" table:formula="of:=[.H29] + 2000" office:value-type="float" office:value="349821" calcext:value-type="float">
            <text:p>349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0] -2020) * -46.145 + 1510.2" office:value-type="float" office:value="818.025" calcext:value-type="float">
            <text:p>818,025</text:p>
          </table:table-cell>
          <table:table-cell table:number-columns-repeated="5"/>
          <table:table-cell table:formula="of:=[.V$11] * ([.A30] - 2020) + [.E$12]" office:value-type="float" office:value="-30.8" calcext:value-type="float">
            <text:p>-30,8</text:p>
          </table:table-cell>
          <table:table-cell office:value-type="string" calcext:value-type="string">
            <text:p>negativ nur wegen linearer Funktion</text:p>
          </table:table-cell>
          <table:table-cell table:number-columns-repeated="40"/>
        </table:table-row>
        <table:table-row table:style-name="ro1">
          <table:table-cell table:style-name="ce3" office:value-type="float" office:value="2036" calcext:value-type="float">
            <text:p>2036</text:p>
          </table:table-cell>
          <table:table-cell table:number-columns-repeated="4"/>
          <table:table-cell table:style-name="ce50" table:formula="of:=-23.10868125 * [.A31] + 48593.2689198145" office:value-type="float" office:value="1543.9938948145" calcext:value-type="float">
            <text:p>1543,9938948145</text:p>
          </table:table-cell>
          <table:table-cell/>
          <table:table-cell table:style-name="ce15" table:formula="of:=[.H30] + 2000" office:value-type="float" office:value="351821" calcext:value-type="float">
            <text:p>351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1] -2020) * -46.145 + 1510.2" office:value-type="float" office:value="771.88" calcext:value-type="float">
            <text:p>771,88</text:p>
          </table:table-cell>
          <table:table-cell table:number-columns-repeated="5"/>
          <table:table-cell table:formula="of:=[.V$11] * ([.A31] - 2020) + [.E$12]" office:value-type="float" office:value="-163.12" calcext:value-type="float">
            <text:p>-163,12</text:p>
          </table:table-cell>
          <table:table-cell office:value-type="string" calcext:value-type="string">
            <text:p>eigentlich müsste hier dann 0 stehen (s. Csv)</text:p>
          </table:table-cell>
          <table:table-cell table:number-columns-repeated="40"/>
        </table:table-row>
        <table:table-row table:style-name="ro1">
          <table:table-cell table:style-name="ce3" office:value-type="float" office:value="2037" calcext:value-type="float">
            <text:p>2037</text:p>
          </table:table-cell>
          <table:table-cell table:number-columns-repeated="4"/>
          <table:table-cell table:style-name="ce50" table:formula="of:=-23.10868125 * [.A32] + 48593.2689198145" office:value-type="float" office:value="1520.8852135645" calcext:value-type="float">
            <text:p>1520,8852135645</text:p>
          </table:table-cell>
          <table:table-cell/>
          <table:table-cell table:style-name="ce15" table:formula="of:=[.H31] + 2000" office:value-type="float" office:value="353821" calcext:value-type="float">
            <text:p>353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2] -2020) * -46.145 + 1510.2" office:value-type="float" office:value="725.735" calcext:value-type="float">
            <text:p>725,735</text:p>
          </table:table-cell>
          <table:table-cell table:number-columns-repeated="5"/>
          <table:table-cell table:formula="of:=[.V$11] * ([.A32] - 2020) + [.E$12]" office:value-type="float" office:value="-295.44" calcext:value-type="float">
            <text:p>-295,44</text:p>
          </table:table-cell>
          <table:table-cell office:value-type="string" calcext:value-type="string">
            <text:p>CO2-Minderungsprojekte sind nämlich nicht berücksichtigt</text:p>
          </table:table-cell>
          <table:table-cell table:number-columns-repeated="40"/>
        </table:table-row>
        <table:table-row table:style-name="ro1">
          <table:table-cell table:style-name="ce3" office:value-type="float" office:value="2038" calcext:value-type="float">
            <text:p>2038</text:p>
          </table:table-cell>
          <table:table-cell table:number-columns-repeated="4"/>
          <table:table-cell table:style-name="ce50" table:formula="of:=-23.10868125 * [.A33] + 48593.2689198145" office:value-type="float" office:value="1497.7765323145" calcext:value-type="float">
            <text:p>1497,7765323145</text:p>
          </table:table-cell>
          <table:table-cell/>
          <table:table-cell table:style-name="ce15" table:formula="of:=[.H32] + 2000" office:value-type="float" office:value="355821" calcext:value-type="float">
            <text:p>355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3] -2020) * -46.145 + 1510.2" office:value-type="float" office:value="679.59" calcext:value-type="float">
            <text:p>679,59</text:p>
          </table:table-cell>
          <table:table-cell table:number-columns-repeated="5"/>
          <table:table-cell table:formula="of:=[.V$11] * ([.A33] - 2020) + [.E$12]" office:value-type="float" office:value="-427.76" calcext:value-type="float">
            <text:p>-427,76</text:p>
          </table:table-cell>
          <table:table-cell table:number-columns-repeated="41"/>
        </table:table-row>
        <table:table-row table:style-name="ro1">
          <table:table-cell table:style-name="ce3" office:value-type="float" office:value="2039" calcext:value-type="float">
            <text:p>2039</text:p>
          </table:table-cell>
          <table:table-cell table:number-columns-repeated="4"/>
          <table:table-cell table:style-name="ce50" table:formula="of:=-23.10868125 * [.A34] + 48593.2689198145" office:value-type="float" office:value="1474.6678510645" calcext:value-type="float">
            <text:p>1474,6678510645</text:p>
          </table:table-cell>
          <table:table-cell/>
          <table:table-cell table:style-name="ce15" table:formula="of:=[.H33] + 2000" office:value-type="float" office:value="357821" calcext:value-type="float">
            <text:p>357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4] -2020) * -46.145 + 1510.2" office:value-type="float" office:value="633.445" calcext:value-type="float">
            <text:p>633,445</text:p>
          </table:table-cell>
          <table:table-cell table:number-columns-repeated="5"/>
          <table:table-cell table:formula="of:=[.V$11] * ([.A34] - 2020) + [.E$12]" office:value-type="float" office:value="-560.08" calcext:value-type="float">
            <text:p>-560,08</text:p>
          </table:table-cell>
          <table:table-cell table:number-columns-repeated="41"/>
        </table:table-row>
        <table:table-row table:style-name="ro1">
          <table:table-cell table:style-name="ce3" office:value-type="float" office:value="2040" calcext:value-type="float">
            <text:p>2040</text:p>
          </table:table-cell>
          <table:table-cell table:number-columns-repeated="4"/>
          <table:table-cell table:style-name="ce50" table:formula="of:=-23.10868125 * [.A35] + 48593.2689198145" office:value-type="float" office:value="1451.5591698145" calcext:value-type="float">
            <text:p>1451,5591698145</text:p>
          </table:table-cell>
          <table:table-cell/>
          <table:table-cell table:style-name="ce15" table:formula="of:=[.H34] + 2000" office:value-type="float" office:value="359821" calcext:value-type="float">
            <text:p>359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5] -2020) * -46.145 + 1510.2" office:value-type="float" office:value="587.3" calcext:value-type="float">
            <text:p>587,3</text:p>
          </table:table-cell>
          <table:table-cell table:number-columns-repeated="5"/>
          <table:table-cell table:formula="of:=[.V$11] * ([.A35] - 2020) + [.E$12]" office:value-type="float" office:value="-692.4" calcext:value-type="float">
            <text:p>-692,4</text:p>
          </table:table-cell>
          <table:table-cell table:number-columns-repeated="41"/>
        </table:table-row>
        <table:table-row table:style-name="ro1">
          <table:table-cell table:style-name="ce3" office:value-type="float" office:value="2041" calcext:value-type="float">
            <text:p>2041</text:p>
          </table:table-cell>
          <table:table-cell table:number-columns-repeated="4"/>
          <table:table-cell table:style-name="ce50" table:formula="of:=-23.10868125 * [.A36] + 48593.2689198145" office:value-type="float" office:value="1428.4504885645" calcext:value-type="float">
            <text:p>1428,4504885645</text:p>
          </table:table-cell>
          <table:table-cell/>
          <table:table-cell table:style-name="ce15" table:formula="of:=[.H35] + 2000" office:value-type="float" office:value="361821" calcext:value-type="float">
            <text:p>361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6] -2020) * -46.145 + 1510.2" office:value-type="float" office:value="541.155" calcext:value-type="float">
            <text:p>541,155</text:p>
          </table:table-cell>
          <table:table-cell table:number-columns-repeated="5"/>
          <table:table-cell table:formula="of:=[.V$11] * ([.A36] - 2020) + [.E$12]" office:value-type="float" office:value="-824.72" calcext:value-type="float">
            <text:p>-824,72</text:p>
          </table:table-cell>
          <table:table-cell table:number-columns-repeated="41"/>
        </table:table-row>
        <table:table-row table:style-name="ro1">
          <table:table-cell table:style-name="ce3" office:value-type="float" office:value="2042" calcext:value-type="float">
            <text:p>2042</text:p>
          </table:table-cell>
          <table:table-cell table:number-columns-repeated="4"/>
          <table:table-cell table:style-name="ce50" table:formula="of:=-23.10868125 * [.A37] + 48593.2689198145" office:value-type="float" office:value="1405.3418073145" calcext:value-type="float">
            <text:p>1405,3418073145</text:p>
          </table:table-cell>
          <table:table-cell/>
          <table:table-cell table:style-name="ce15" table:formula="of:=[.H36] + 2000" office:value-type="float" office:value="363821" calcext:value-type="float">
            <text:p>363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7] -2020) * -46.145 + 1510.2" office:value-type="float" office:value="495.01" calcext:value-type="float">
            <text:p>495,01</text:p>
          </table:table-cell>
          <table:table-cell table:number-columns-repeated="5"/>
          <table:table-cell table:formula="of:=[.V$11] * ([.A37] - 2020) + [.E$12]" office:value-type="float" office:value="-957.04" calcext:value-type="float">
            <text:p>-957,04</text:p>
          </table:table-cell>
          <table:table-cell table:number-columns-repeated="41"/>
        </table:table-row>
        <table:table-row table:style-name="ro1">
          <table:table-cell table:style-name="ce3" office:value-type="float" office:value="2043" calcext:value-type="float">
            <text:p>2043</text:p>
          </table:table-cell>
          <table:table-cell table:number-columns-repeated="4"/>
          <table:table-cell table:style-name="ce50" table:formula="of:=-23.10868125 * [.A38] + 48593.2689198145" office:value-type="float" office:value="1382.2331260645" calcext:value-type="float">
            <text:p>1382,2331260645</text:p>
          </table:table-cell>
          <table:table-cell/>
          <table:table-cell table:style-name="ce15" table:formula="of:=[.H37] + 2000" office:value-type="float" office:value="365821" calcext:value-type="float">
            <text:p>365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8] -2020) * -46.145 + 1510.2" office:value-type="float" office:value="448.865" calcext:value-type="float">
            <text:p>448,865</text:p>
          </table:table-cell>
          <table:table-cell table:number-columns-repeated="5"/>
          <table:table-cell table:formula="of:=[.V$11] * ([.A38] - 2020) + [.E$12]" office:value-type="float" office:value="-1089.36" calcext:value-type="float">
            <text:p>-1089,36</text:p>
          </table:table-cell>
          <table:table-cell table:number-columns-repeated="41"/>
        </table:table-row>
        <table:table-row table:style-name="ro1">
          <table:table-cell table:style-name="ce3" office:value-type="float" office:value="2044" calcext:value-type="float">
            <text:p>2044</text:p>
          </table:table-cell>
          <table:table-cell table:number-columns-repeated="4"/>
          <table:table-cell table:style-name="ce50" table:formula="of:=-23.10868125 * [.A39] + 48593.2689198145" office:value-type="float" office:value="1359.1244448145" calcext:value-type="float">
            <text:p>1359,1244448145</text:p>
          </table:table-cell>
          <table:table-cell/>
          <table:table-cell table:style-name="ce15" table:formula="of:=[.H38] + 2000" office:value-type="float" office:value="367821" calcext:value-type="float">
            <text:p>367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39] -2020) * -46.145 + 1510.2" office:value-type="float" office:value="402.72" calcext:value-type="float">
            <text:p>402,72</text:p>
          </table:table-cell>
          <table:table-cell table:number-columns-repeated="5"/>
          <table:table-cell table:formula="of:=[.V$11] * ([.A39] - 2020) + [.E$12]" office:value-type="float" office:value="-1221.68" calcext:value-type="float">
            <text:p>-1221,68</text:p>
          </table:table-cell>
          <table:table-cell table:number-columns-repeated="41"/>
        </table:table-row>
        <table:table-row table:style-name="ro1">
          <table:table-cell table:style-name="ce3" office:value-type="float" office:value="2045" calcext:value-type="float">
            <text:p>2045</text:p>
          </table:table-cell>
          <table:table-cell table:number-columns-repeated="4"/>
          <table:table-cell table:style-name="ce50" table:formula="of:=-23.10868125 * [.A40] + 48593.2689198145" office:value-type="float" office:value="1336.0157635645" calcext:value-type="float">
            <text:p>1336,0157635645</text:p>
          </table:table-cell>
          <table:table-cell/>
          <table:table-cell table:style-name="ce15" table:formula="of:=[.H39] + 2000" office:value-type="float" office:value="369821" calcext:value-type="float">
            <text:p>369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0] -2020) * -46.145 + 1510.2" office:value-type="float" office:value="356.575" calcext:value-type="float">
            <text:p>356,575</text:p>
          </table:table-cell>
          <table:table-cell table:number-columns-repeated="5"/>
          <table:table-cell table:formula="of:=[.V$11] * ([.A40] - 2020) + [.E$12]" office:value-type="float" office:value="-1354" calcext:value-type="float">
            <text:p>-1354</text:p>
          </table:table-cell>
          <table:table-cell table:number-columns-repeated="41"/>
        </table:table-row>
        <table:table-row table:style-name="ro1">
          <table:table-cell table:style-name="ce3" office:value-type="float" office:value="2046" calcext:value-type="float">
            <text:p>2046</text:p>
          </table:table-cell>
          <table:table-cell table:number-columns-repeated="4"/>
          <table:table-cell table:style-name="ce50" table:formula="of:=-23.10868125 * [.A41] + 48593.2689198145" office:value-type="float" office:value="1312.9070823145" calcext:value-type="float">
            <text:p>1312,9070823145</text:p>
          </table:table-cell>
          <table:table-cell/>
          <table:table-cell table:style-name="ce15" table:formula="of:=[.H40] + 2000" office:value-type="float" office:value="371821" calcext:value-type="float">
            <text:p>371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1] -2020) * -46.145 + 1510.2" office:value-type="float" office:value="310.43" calcext:value-type="float">
            <text:p>310,43</text:p>
          </table:table-cell>
          <table:table-cell table:number-columns-repeated="5"/>
          <table:table-cell table:formula="of:=[.V$11] * ([.A41] - 2020) + [.E$12]" office:value-type="float" office:value="-1486.32" calcext:value-type="float">
            <text:p>-1486,32</text:p>
          </table:table-cell>
          <table:table-cell table:number-columns-repeated="41"/>
        </table:table-row>
        <table:table-row table:style-name="ro1">
          <table:table-cell table:style-name="ce3" office:value-type="float" office:value="2047" calcext:value-type="float">
            <text:p>2047</text:p>
          </table:table-cell>
          <table:table-cell table:number-columns-repeated="4"/>
          <table:table-cell table:style-name="ce50" table:formula="of:=-23.10868125 * [.A42] + 48593.2689198145" office:value-type="float" office:value="1289.7984010645" calcext:value-type="float">
            <text:p>1289,7984010645</text:p>
          </table:table-cell>
          <table:table-cell/>
          <table:table-cell table:style-name="ce15" table:formula="of:=[.H41] + 2000" office:value-type="float" office:value="373821" calcext:value-type="float">
            <text:p>373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2] -2020) * -46.145 + 1510.2" office:value-type="float" office:value="264.285" calcext:value-type="float">
            <text:p>264,285</text:p>
          </table:table-cell>
          <table:table-cell table:number-columns-repeated="5"/>
          <table:table-cell table:formula="of:=[.V$11] * ([.A42] - 2020) + [.E$12]" office:value-type="float" office:value="-1618.64" calcext:value-type="float">
            <text:p>-1618,64</text:p>
          </table:table-cell>
          <table:table-cell table:number-columns-repeated="41"/>
        </table:table-row>
        <table:table-row table:style-name="ro1">
          <table:table-cell table:style-name="ce3" office:value-type="float" office:value="2048" calcext:value-type="float">
            <text:p>2048</text:p>
          </table:table-cell>
          <table:table-cell table:number-columns-repeated="4"/>
          <table:table-cell table:style-name="ce50" table:formula="of:=-23.10868125 * [.A43] + 48593.2689198145" office:value-type="float" office:value="1266.6897198145" calcext:value-type="float">
            <text:p>1266,6897198145</text:p>
          </table:table-cell>
          <table:table-cell/>
          <table:table-cell table:style-name="ce15" table:formula="of:=[.H42] + 2000" office:value-type="float" office:value="375821" calcext:value-type="float">
            <text:p>375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3] -2020) * -46.145 + 1510.2" office:value-type="float" office:value="218.14" calcext:value-type="float">
            <text:p>218,14</text:p>
          </table:table-cell>
          <table:table-cell table:number-columns-repeated="5"/>
          <table:table-cell table:formula="of:=[.V$11] * ([.A43] - 2020) + [.E$12]" office:value-type="float" office:value="-1750.96" calcext:value-type="float">
            <text:p>-1750,96</text:p>
          </table:table-cell>
          <table:table-cell table:number-columns-repeated="41"/>
        </table:table-row>
        <table:table-row table:style-name="ro1">
          <table:table-cell table:style-name="ce3" office:value-type="float" office:value="2049" calcext:value-type="float">
            <text:p>2049</text:p>
          </table:table-cell>
          <table:table-cell table:number-columns-repeated="4"/>
          <table:table-cell table:style-name="ce50" table:formula="of:=-23.10868125 * [.A44] + 48593.2689198145" office:value-type="float" office:value="1243.5810385645" calcext:value-type="float">
            <text:p>1243,5810385645</text:p>
          </table:table-cell>
          <table:table-cell/>
          <table:table-cell table:style-name="ce15" table:formula="of:=[.H43] + 2000" office:value-type="float" office:value="377821" calcext:value-type="float">
            <text:p>377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4] -2020) * -46.145 + 1510.2" office:value-type="float" office:value="171.995" calcext:value-type="float">
            <text:p>171,995</text:p>
          </table:table-cell>
          <table:table-cell table:number-columns-repeated="5"/>
          <table:table-cell table:formula="of:=[.V$11] * ([.A44] - 2020) + [.E$12]" office:value-type="float" office:value="-1883.28" calcext:value-type="float">
            <text:p>-1883,28</text:p>
          </table:table-cell>
          <table:table-cell table:number-columns-repeated="41"/>
        </table:table-row>
        <table:table-row table:style-name="ro1">
          <table:table-cell table:style-name="ce3" office:value-type="float" office:value="2050" calcext:value-type="float">
            <text:p>2050</text:p>
          </table:table-cell>
          <table:table-cell table:number-columns-repeated="4"/>
          <table:table-cell table:style-name="ce50" table:formula="of:=-23.10868125 * [.A45] + 48593.2689198145" office:value-type="float" office:value="1220.4723573145" calcext:value-type="float">
            <text:p>1220,4723573145</text:p>
          </table:table-cell>
          <table:table-cell/>
          <table:table-cell table:style-name="ce15" table:formula="of:=[.H44] + 2000" office:value-type="float" office:value="379821" calcext:value-type="float">
            <text:p>379821</text:p>
          </table:table-cell>
          <table:table-cell table:number-columns-repeated="3"/>
          <table:table-cell table:style-name="ce4"/>
          <table:table-cell table:style-name="ce30"/>
          <table:table-cell table:number-columns-repeated="3"/>
          <table:table-cell table:formula="of:=([.A45] -2020) * -46.145 + 1510.2" office:value-type="float" office:value="125.85" calcext:value-type="float">
            <text:p>125,85</text:p>
          </table:table-cell>
          <table:table-cell table:number-columns-repeated="5"/>
          <table:table-cell table:formula="of:=[.V$11] * ([.A45] - 2020) + [.E$12]" office:value-type="float" office:value="-2015.6" calcext:value-type="float">
            <text:p>-2015,6</text:p>
          </table:table-cell>
          <table:table-cell table:number-columns-repeated="41"/>
        </table:table-row>
        <table:table-row table:style-name="ro1" table:number-rows-repeated="104853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/>
    </number:number-style>
    <number:number-style style:name="N107">
      <style:text-properties fo:color="#ff0000"/>
      <number:text>-</number:text>
      <number:number number:decimal-places="0" loext:min-decimal-places="0" number:min-integer-digits="1"/>
      <style:map style:condition="value()&gt;=0" style:apply-style-name="N107P0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1">00.00.0000</text:date>, <text:time style:data-style-name="N2" text:time-value="17:20:38.540349654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Thomas Kluth</meta:initial-creator>
    <meta:creation-date>2019-11-01T13:07:06.786804581</meta:creation-date>
    <dc:date>2019-11-11T19:16:55.344516697</dc:date>
    <dc:creator>Thomas Kluth</dc:creator>
    <meta:editing-duration>PT3H52M12S</meta:editing-duration>
    <meta:editing-cycles>13</meta:editing-cycles>
    <meta:generator>LibreOffice/6.3.3.2.0$Linux_X86_64 LibreOffice_project/30$Build-2</meta:generator>
    <meta:document-statistic meta:table-count="1" meta:cell-count="364" meta:object-count="1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chart-properties chart:solid-type="cuboid" chart:symbol-type="named-symbol" chart:symbol-name="square" chart:symbol-width="0.25cm" chart:symbol-height="0.25cm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817cm" svg:height="6.347cm" xlink:href=".." xlink:type="simple" chart:class="chart:line" chart:style-name="ch1">
        <chart:legend chart:legend-position="end" svg:x="7.663cm" svg:y="1.333cm" style:legend-expansion="high" chart:style-name="ch2"/>
        <chart:plot-area chart:style-name="ch3" table:cell-range-address="Tabelle1.A3:Tabelle1.A15 Tabelle1.B1:Tabelle1.B1 Tabelle1.E3:Tabelle1.E15 Tabelle1.N1:Tabelle1.N1 Tabelle1.Q3:Tabelle1.Q15" chart:data-source-has-labels="both" svg:x="0.256cm" svg:y="0.126cm" svg:width="7.151cm" svg:height="6.095cm">
          <chartooo:coordinate-region svg:x="1.249cm" svg:y="0.325cm" svg:width="6.158cm" svg:height="5.249cm"/>
          <chart:axis chart:dimension="x" chart:name="primary-x" chart:style-name="ch4" chartooo:axis-type="date">
            <chartooo:date-scale/>
            <chart:categories table:cell-range-address="Tabelle1.A3:Tabelle1.A1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E3:Tabelle1.E15" chart:label-cell-address="Tabelle1.B1:Tabelle1.B1" chart:class="chart:line">
            <chart:regression-curve chart:style-name="ch8"/>
            <chart:regression-curve chart:style-name="ch8">
              <chart:equation chart:display-equation="true" chart:display-r-square="false" svg:x="1.493cm" svg:y="0.621cm"/>
            </chart:regression-curve>
            <chart:data-point chart:repeated="6"/>
            <chart:data-point chart:style-name="ch9"/>
            <chart:data-point chart:repeated="2"/>
            <chart:data-point chart:style-name="ch9"/>
            <chart:data-point chart:repeated="3"/>
          </chart:series>
          <chart:series chart:style-name="ch10" chart:values-cell-range-address="Tabelle1.Q3:Tabelle1.Q15" chart:label-cell-address="Tabelle1.N1:Tabelle1.N1" chart:class="chart:line">
            <chart:data-point chart:repeated="1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2-eq Emissionen (in tausend Tonnen)</text:p>
                <draw:g>
                  <svg:desc>Tabelle1.B1:Tabelle1.B1</svg:desc>
                </draw:g>
              </table:table-cell>
              <table:table-cell office:value-type="string">
                <text:p>geplante Ziele (in tausend Tonnen)</text:p>
                <draw:g>
                  <svg:desc>Tabelle1.N1:Tabelle1.N1</svg:desc>
                </draw:g>
              </table:table-cell>
            </table:table-row>
          </table:table-header-rows>
          <table:table-rows>
            <table:table-row>
              <table:table-cell office:value-type="float" office:value="1990">
                <text:p>1990</text:p>
                <draw:g>
                  <svg:desc>Tabelle1.A3:Tabelle1.A15</svg:desc>
                </draw:g>
              </table:table-cell>
              <table:table-cell office:value-type="float" office:value="2517">
                <text:p>2517</text:p>
                <draw:g>
                  <svg:desc>Tabelle1.E3:Tabelle1.E15</svg:desc>
                </draw:g>
              </table:table-cell>
              <table:table-cell office:value-type="float" office:value="2517">
                <text:p>2517</text:p>
                <draw:g>
                  <svg:desc>Tabelle1.Q3:Tabelle1.Q15</svg:desc>
                </draw:g>
              </table:table-cell>
            </table:table-row>
            <table:table-row>
              <table:table-cell office:value-type="float" office:value="1995">
                <text:p>1995</text:p>
              </table:table-cell>
              <table:table-cell office:value-type="float" office:value="2459">
                <text:p>2459</text:p>
              </table:table-cell>
              <table:table-cell office:value-type="float" office:value="2349.2">
                <text:p>2349.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2471">
                <text:p>2471</text:p>
              </table:table-cell>
              <table:table-cell office:value-type="float" office:value="2181.4">
                <text:p>2181.4</text:p>
              </table:table-cell>
            </table:table-row>
            <table:table-row>
              <table:table-cell office:value-type="float" office:value="2005">
                <text:p>2005</text:p>
              </table:table-cell>
              <table:table-cell office:value-type="float" office:value="2386">
                <text:p>2386</text:p>
              </table:table-cell>
              <table:table-cell office:value-type="float" office:value="2013.6">
                <text:p>2013.6</text:p>
              </table:table-cell>
            </table:table-row>
            <table:table-row>
              <table:table-cell office:value-type="float" office:value="2006">
                <text:p>2006</text:p>
              </table:table-cell>
              <table:table-cell office:value-type="float" office:value="2295">
                <text:p>2295</text:p>
              </table:table-cell>
              <table:table-cell office:value-type="float" office:value="1980.04">
                <text:p>1980.0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116">
                <text:p>2116</text:p>
              </table:table-cell>
              <table:table-cell office:value-type="float" office:value="1845.8">
                <text:p>1845.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2061">
                <text:p>2061</text:p>
              </table:table-cell>
              <table:table-cell office:value-type="float" office:value="1812.24">
                <text:p>1812.24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2017">
                <text:p>2017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float" office:value="2016">
                <text:p>2016</text:p>
              </table:table-cell>
              <table:table-cell office:value-type="float" office:value="1981">
                <text:p>1981</text:p>
              </table:table-cell>
              <table:table-cell office:value-type="float" office:value="1644.44">
                <text:p>1644.44</text:p>
              </table:table-cell>
            </table:table-row>
            <table:table-row>
              <table:table-cell office:value-type="float" office:value="2017">
                <text:p>2017</text:p>
              </table:table-cell>
              <table:table-cell office:value-type="float" office:value="1954">
                <text:p>1954</text:p>
              </table:table-cell>
              <table:table-cell office:value-type="float" office:value="1610.88">
                <text:p>1610.88</text:p>
              </table:table-cell>
            </table:table-row>
            <table:table-row>
              <table:table-cell office:value-type="float" office:value="2018">
                <text:p>2018</text:p>
              </table:table-cell>
              <table:table-cell office:value-type="float" office:value="NaN">
                <text:p>NaN</text:p>
              </table:table-cell>
              <table:table-cell office:value-type="float" office:value="1577.32">
                <text:p>1577.32</text:p>
              </table:table-cell>
            </table:table-row>
            <table:table-row>
              <table:table-cell office:value-type="float" office:value="2019">
                <text:p>2019</text:p>
              </table:table-cell>
              <table:table-cell office:value-type="float" office:value="NaN">
                <text:p>NaN</text:p>
              </table:table-cell>
              <table:table-cell office:value-type="float" office:value="1543.76">
                <text:p>1543.76</text:p>
              </table:table-cell>
            </table:table-row>
            <table:table-row>
              <table:table-cell office:value-type="float" office:value="2020">
                <text:p>2020</text:p>
              </table:table-cell>
              <table:table-cell office:value-type="float" office:value="NaN">
                <text:p>NaN</text:p>
              </table:table-cell>
              <table:table-cell office:value-type="float" office:value="1510.2">
                <text:p>151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3.2.0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